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4"/>
          <table:table-cell office:value-type="string" calcext:value-type="string">
            <text:p>laplace</text:p>
          </table:table-cell>
          <table:table-cell table:number-columns-repeated="3"/>
        </table:table-row>
        <table:table-row table:style-name="ro1">
          <table:table-cell office:value-type="float" office:value="2.394394" calcext:value-type="float">
            <text:p>2.394394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-0.36" calcext:value-type="float">
            <text:p>-0.36</text:p>
          </table:table-cell>
          <table:table-cell office:value-type="float" office:value="-1.08511" calcext:value-type="float">
            <text:p>-1.08511</text:p>
          </table:table-cell>
          <table:table-cell table:number-columns-repeated="4"/>
        </table:table-row>
        <table:table-row table:style-name="ro1">
          <table:table-cell office:value-type="float" office:value="2.38003" calcext:value-type="float">
            <text:p>2.38003</text:p>
          </table:table-cell>
          <table:table-cell office:value-type="float" office:value="0.018981" calcext:value-type="float">
            <text:p>0.018981</text:p>
          </table:table-cell>
          <table:table-cell office:value-type="float" office:value="-0.35" calcext:value-type="float">
            <text:p>-0.35</text:p>
          </table:table-cell>
          <table:table-cell office:value-type="float" office:value="-1.105627" calcext:value-type="float">
            <text:p>-1.105627</text:p>
          </table:table-cell>
          <table:table-cell table:formula="of:=[.D2]-2*[.D3]+[.D4]" office:value-type="float" office:value="0.00609899999999985" calcext:value-type="float">
            <text:p>0.006099</text:p>
          </table:table-cell>
          <table:table-cell/>
          <table:table-cell office:value-type="string" calcext:value-type="string">
            <text:p>domain 100%</text:p>
          </table:table-cell>
          <table:table-cell table:formula="of:=[.C168]-[.C2]"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2.365666" calcext:value-type="float">
            <text:p>2.365666</text:p>
          </table:table-cell>
          <table:table-cell office:value-type="float" office:value="0.036018" calcext:value-type="float">
            <text:p>0.036018</text:p>
          </table:table-cell>
          <table:table-cell office:value-type="float" office:value="-0.34" calcext:value-type="float">
            <text:p>-0.34</text:p>
          </table:table-cell>
          <table:table-cell office:value-type="float" office:value="-1.120045" calcext:value-type="float">
            <text:p>-1.120045</text:p>
          </table:table-cell>
          <table:table-cell table:formula="of:=[.D3]-2*[.D4]+[.D5]" office:value-type="float" office:value="0.00268000000000002" calcext:value-type="float">
            <text:p>0.00268</text:p>
          </table:table-cell>
          <table:table-cell/>
          <table:table-cell office:value-type="string" calcext:value-type="string">
            <text:p>binodal 1</text:p>
          </table:table-cell>
          <table:table-cell table:formula="of:=([.C38]-[.C2])/[.H3]" office:value-type="float" office:value="0.216867469879518" calcext:value-type="float">
            <text:p>0.2168674699</text:p>
          </table:table-cell>
        </table:table-row>
        <table:table-row table:style-name="ro1">
          <table:table-cell office:value-type="float" office:value="2.351302" calcext:value-type="float">
            <text:p>2.351302</text:p>
          </table:table-cell>
          <table:table-cell office:value-type="float" office:value="0.053055" calcext:value-type="float">
            <text:p>0.053055</text:p>
          </table:table-cell>
          <table:table-cell office:value-type="float" office:value="-0.33" calcext:value-type="float">
            <text:p>-0.33</text:p>
          </table:table-cell>
          <table:table-cell office:value-type="float" office:value="-1.131783" calcext:value-type="float">
            <text:p>-1.131783</text:p>
          </table:table-cell>
          <table:table-cell table:formula="of:=[.D4]-2*[.D5]+[.D6]" office:value-type="float" office:value="0.00174099999999999" calcext:value-type="float">
            <text:p>0.001741</text:p>
          </table:table-cell>
          <table:table-cell/>
          <table:table-cell office:value-type="string" calcext:value-type="string">
            <text:p>spinodal 1</text:p>
          </table:table-cell>
          <table:table-cell table:formula="of:=([.C58]-[.C2])/[.H3]" office:value-type="float" office:value="0.337349397590361" calcext:value-type="float">
            <text:p>0.3373493976</text:p>
          </table:table-cell>
        </table:table-row>
        <table:table-row table:style-name="ro1">
          <table:table-cell office:value-type="float" office:value="2.336938" calcext:value-type="float">
            <text:p>2.336938</text:p>
          </table:table-cell>
          <table:table-cell office:value-type="float" office:value="0.070092" calcext:value-type="float">
            <text:p>0.070092</text:p>
          </table:table-cell>
          <table:table-cell office:value-type="float" office:value="-0.32" calcext:value-type="float">
            <text:p>-0.32</text:p>
          </table:table-cell>
          <table:table-cell office:value-type="float" office:value="-1.14178" calcext:value-type="float">
            <text:p>-1.14178</text:p>
          </table:table-cell>
          <table:table-cell table:formula="of:=[.D5]-2*[.D6]+[.D7]" office:value-type="float" office:value="0.00127900000000003" calcext:value-type="float">
            <text:p>0.001279</text:p>
          </table:table-cell>
          <table:table-cell/>
          <table:table-cell office:value-type="string" calcext:value-type="string">
            <text:p>spinodal 2</text:p>
          </table:table-cell>
          <table:table-cell table:formula="of:=([.C119]-[.C2])/[.H3]" office:value-type="float" office:value="0.704819277108434" calcext:value-type="float">
            <text:p>0.7048192771</text:p>
          </table:table-cell>
        </table:table-row>
        <table:table-row table:style-name="ro1">
          <table:table-cell office:value-type="float" office:value="2.322575" calcext:value-type="float">
            <text:p>2.322575</text:p>
          </table:table-cell>
          <table:table-cell office:value-type="float" office:value="0.087129" calcext:value-type="float">
            <text:p>0.087129</text:p>
          </table:table-cell>
          <table:table-cell office:value-type="float" office:value="-0.31" calcext:value-type="float">
            <text:p>-0.31</text:p>
          </table:table-cell>
          <table:table-cell office:value-type="float" office:value="-1.150498" calcext:value-type="float">
            <text:p>-1.150498</text:p>
          </table:table-cell>
          <table:table-cell table:formula="of:=[.D6]-2*[.D7]+[.D8]" office:value-type="float" office:value="0.00100300000000009" calcext:value-type="float">
            <text:p>0.001003</text:p>
          </table:table-cell>
          <table:table-cell/>
          <table:table-cell office:value-type="string" calcext:value-type="string">
            <text:p>binodal 2</text:p>
          </table:table-cell>
          <table:table-cell table:formula="of:=([.C138]-[.C2])/[.H3]" office:value-type="float" office:value="0.819277108433735" calcext:value-type="float">
            <text:p>0.8192771084</text:p>
          </table:table-cell>
        </table:table-row>
        <table:table-row table:style-name="ro1">
          <table:table-cell office:value-type="float" office:value="2.308211" calcext:value-type="float">
            <text:p>2.308211</text:p>
          </table:table-cell>
          <table:table-cell office:value-type="float" office:value="0.104166" calcext:value-type="float">
            <text:p>0.104166</text:p>
          </table:table-cell>
          <table:table-cell office:value-type="float" office:value="-0.3" calcext:value-type="float">
            <text:p>-0.3</text:p>
          </table:table-cell>
          <table:table-cell office:value-type="float" office:value="-1.158213" calcext:value-type="float">
            <text:p>-1.158213</text:p>
          </table:table-cell>
          <table:table-cell table:formula="of:=[.D7]-2*[.D8]+[.D9]" office:value-type="float" office:value="0.000817999999999763" calcext:value-type="float">
            <text:p>0.000818</text:p>
          </table:table-cell>
          <table:table-cell table:number-columns-repeated="3"/>
        </table:table-row>
        <table:table-row table:style-name="ro1">
          <table:table-cell office:value-type="float" office:value="2.293847" calcext:value-type="float">
            <text:p>2.293847</text:p>
          </table:table-cell>
          <table:table-cell office:value-type="float" office:value="0.121202" calcext:value-type="float">
            <text:p>0.121202</text:p>
          </table:table-cell>
          <table:table-cell office:value-type="float" office:value="-0.29" calcext:value-type="float">
            <text:p>-0.29</text:p>
          </table:table-cell>
          <table:table-cell office:value-type="float" office:value="-1.16511" calcext:value-type="float">
            <text:p>-1.16511</text:p>
          </table:table-cell>
          <table:table-cell table:formula="of:=[.D8]-2*[.D9]+[.D10]" office:value-type="float" office:value="0.000686000000000186" calcext:value-type="float">
            <text:p>0.000686</text:p>
          </table:table-cell>
          <table:table-cell table:number-columns-repeated="3"/>
        </table:table-row>
        <table:table-row table:style-name="ro1">
          <table:table-cell office:value-type="float" office:value="2.279483" calcext:value-type="float">
            <text:p>2.279483</text:p>
          </table:table-cell>
          <table:table-cell office:value-type="float" office:value="0.138239" calcext:value-type="float">
            <text:p>0.138239</text:p>
          </table:table-cell>
          <table:table-cell office:value-type="float" office:value="-0.28" calcext:value-type="float">
            <text:p>-0.28</text:p>
          </table:table-cell>
          <table:table-cell office:value-type="float" office:value="-1.171321" calcext:value-type="float">
            <text:p>-1.171321</text:p>
          </table:table-cell>
          <table:table-cell table:formula="of:=[.D9]-2*[.D10]+[.D11]" office:value-type="float" office:value="0.000587000000000115" calcext:value-type="float">
            <text:p>0.000587</text:p>
          </table:table-cell>
          <table:table-cell table:number-columns-repeated="3"/>
        </table:table-row>
        <table:table-row table:style-name="ro1">
          <table:table-cell office:value-type="float" office:value="2.265119" calcext:value-type="float">
            <text:p>2.265119</text:p>
          </table:table-cell>
          <table:table-cell office:value-type="float" office:value="0.155276" calcext:value-type="float">
            <text:p>0.155276</text:p>
          </table:table-cell>
          <table:table-cell office:value-type="float" office:value="-0.27" calcext:value-type="float">
            <text:p>-0.27</text:p>
          </table:table-cell>
          <table:table-cell office:value-type="float" office:value="-1.176945" calcext:value-type="float">
            <text:p>-1.176945</text:p>
          </table:table-cell>
          <table:table-cell table:formula="of:=[.D10]-2*[.D11]+[.D12]" office:value-type="float" office:value="0.000509999999999788" calcext:value-type="float">
            <text:p>0.00051</text:p>
          </table:table-cell>
          <table:table-cell table:number-columns-repeated="3"/>
        </table:table-row>
        <table:table-row table:style-name="ro1">
          <table:table-cell office:value-type="float" office:value="2.250755" calcext:value-type="float">
            <text:p>2.250755</text:p>
          </table:table-cell>
          <table:table-cell office:value-type="float" office:value="0.172313" calcext:value-type="float">
            <text:p>0.172313</text:p>
          </table:table-cell>
          <table:table-cell office:value-type="float" office:value="-0.26" calcext:value-type="float">
            <text:p>-0.26</text:p>
          </table:table-cell>
          <table:table-cell office:value-type="float" office:value="-1.182059" calcext:value-type="float">
            <text:p>-1.182059</text:p>
          </table:table-cell>
          <table:table-cell table:formula="of:=[.D11]-2*[.D12]+[.D13]" office:value-type="float" office:value="0.000449000000000144" calcext:value-type="float">
            <text:p>0.000449</text:p>
          </table:table-cell>
          <table:table-cell table:number-columns-repeated="3"/>
        </table:table-row>
        <table:table-row table:style-name="ro1">
          <table:table-cell office:value-type="float" office:value="2.236391" calcext:value-type="float">
            <text:p>2.236391</text:p>
          </table:table-cell>
          <table:table-cell office:value-type="float" office:value="0.18935" calcext:value-type="float">
            <text:p>0.18935</text:p>
          </table:table-cell>
          <table:table-cell office:value-type="float" office:value="-0.25" calcext:value-type="float">
            <text:p>-0.25</text:p>
          </table:table-cell>
          <table:table-cell office:value-type="float" office:value="-1.186724" calcext:value-type="float">
            <text:p>-1.186724</text:p>
          </table:table-cell>
          <table:table-cell table:formula="of:=[.D12]-2*[.D13]+[.D14]" office:value-type="float" office:value="0.000396999999999759" calcext:value-type="float">
            <text:p>0.000397</text:p>
          </table:table-cell>
          <table:table-cell table:number-columns-repeated="3"/>
        </table:table-row>
        <table:table-row table:style-name="ro1">
          <table:table-cell office:value-type="float" office:value="2.222027" calcext:value-type="float">
            <text:p>2.222027</text:p>
          </table:table-cell>
          <table:table-cell office:value-type="float" office:value="0.206387" calcext:value-type="float">
            <text:p>0.206387</text:p>
          </table:table-cell>
          <table:table-cell office:value-type="float" office:value="-0.24" calcext:value-type="float">
            <text:p>-0.24</text:p>
          </table:table-cell>
          <table:table-cell office:value-type="float" office:value="-1.190992" calcext:value-type="float">
            <text:p>-1.190992</text:p>
          </table:table-cell>
          <table:table-cell table:formula="of:=[.D13]-2*[.D14]+[.D15]" office:value-type="float" office:value="0.000355000000000327" calcext:value-type="float">
            <text:p>0.000355</text:p>
          </table:table-cell>
          <table:table-cell table:number-columns-repeated="3"/>
        </table:table-row>
        <table:table-row table:style-name="ro1">
          <table:table-cell office:value-type="float" office:value="2.207663" calcext:value-type="float">
            <text:p>2.207663</text:p>
          </table:table-cell>
          <table:table-cell office:value-type="float" office:value="0.223424" calcext:value-type="float">
            <text:p>0.223424</text:p>
          </table:table-cell>
          <table:table-cell office:value-type="float" office:value="-0.23" calcext:value-type="float">
            <text:p>-0.23</text:p>
          </table:table-cell>
          <table:table-cell office:value-type="float" office:value="-1.194905" calcext:value-type="float">
            <text:p>-1.194905</text:p>
          </table:table-cell>
          <table:table-cell table:formula="of:=[.D14]-2*[.D15]+[.D16]" office:value-type="float" office:value="0.000320999999999794" calcext:value-type="float">
            <text:p>0.000321</text:p>
          </table:table-cell>
          <table:table-cell table:number-columns-repeated="3"/>
        </table:table-row>
        <table:table-row table:style-name="ro1">
          <table:table-cell office:value-type="float" office:value="2.1933" calcext:value-type="float">
            <text:p>2.1933</text:p>
          </table:table-cell>
          <table:table-cell office:value-type="float" office:value="0.240461" calcext:value-type="float">
            <text:p>0.240461</text:p>
          </table:table-cell>
          <table:table-cell office:value-type="float" office:value="-0.22" calcext:value-type="float">
            <text:p>-0.22</text:p>
          </table:table-cell>
          <table:table-cell office:value-type="float" office:value="-1.198497" calcext:value-type="float">
            <text:p>-1.198497</text:p>
          </table:table-cell>
          <table:table-cell table:formula="of:=[.D15]-2*[.D16]+[.D17]" office:value-type="float" office:value="0.000288999999999984" calcext:value-type="float">
            <text:p>0.000289</text:p>
          </table:table-cell>
          <table:table-cell table:number-columns-repeated="3"/>
        </table:table-row>
        <table:table-row table:style-name="ro1">
          <table:table-cell office:value-type="float" office:value="2.178936" calcext:value-type="float">
            <text:p>2.178936</text:p>
          </table:table-cell>
          <table:table-cell office:value-type="float" office:value="0.257498" calcext:value-type="float">
            <text:p>0.257498</text:p>
          </table:table-cell>
          <table:table-cell office:value-type="float" office:value="-0.21" calcext:value-type="float">
            <text:p>-0.21</text:p>
          </table:table-cell>
          <table:table-cell office:value-type="float" office:value="-1.2018" calcext:value-type="float">
            <text:p>-1.2018</text:p>
          </table:table-cell>
          <table:table-cell table:formula="of:=[.D16]-2*[.D17]+[.D18]" office:value-type="float" office:value="0.000261999999999984" calcext:value-type="float">
            <text:p>0.000262</text:p>
          </table:table-cell>
          <table:table-cell table:number-columns-repeated="3"/>
        </table:table-row>
        <table:table-row table:style-name="ro1">
          <table:table-cell office:value-type="float" office:value="2.164572" calcext:value-type="float">
            <text:p>2.164572</text:p>
          </table:table-cell>
          <table:table-cell office:value-type="float" office:value="0.274535" calcext:value-type="float">
            <text:p>0.274535</text:p>
          </table:table-cell>
          <table:table-cell office:value-type="float" office:value="-0.2" calcext:value-type="float">
            <text:p>-0.2</text:p>
          </table:table-cell>
          <table:table-cell office:value-type="float" office:value="-1.204841" calcext:value-type="float">
            <text:p>-1.204841</text:p>
          </table:table-cell>
          <table:table-cell table:formula="of:=[.D17]-2*[.D18]+[.D19]" office:value-type="float" office:value="0.000241000000000158" calcext:value-type="float">
            <text:p>0.000241</text:p>
          </table:table-cell>
          <table:table-cell table:number-columns-repeated="3"/>
        </table:table-row>
        <table:table-row table:style-name="ro1">
          <table:table-cell office:value-type="float" office:value="2.150208" calcext:value-type="float">
            <text:p>2.150208</text:p>
          </table:table-cell>
          <table:table-cell office:value-type="float" office:value="0.291572" calcext:value-type="float">
            <text:p>0.291572</text:p>
          </table:table-cell>
          <table:table-cell office:value-type="float" office:value="-0.19" calcext:value-type="float">
            <text:p>-0.19</text:p>
          </table:table-cell>
          <table:table-cell office:value-type="float" office:value="-1.207641" calcext:value-type="float">
            <text:p>-1.207641</text:p>
          </table:table-cell>
          <table:table-cell table:formula="of:=[.D18]-2*[.D19]+[.D20]" office:value-type="float" office:value="0.000218999999999969" calcext:value-type="float">
            <text:p>0.000219</text:p>
          </table:table-cell>
          <table:table-cell table:number-columns-repeated="3"/>
        </table:table-row>
        <table:table-row table:style-name="ro1">
          <table:table-cell office:value-type="float" office:value="2.135844" calcext:value-type="float">
            <text:p>2.135844</text:p>
          </table:table-cell>
          <table:table-cell office:value-type="float" office:value="0.308609" calcext:value-type="float">
            <text:p>0.308609</text:p>
          </table:table-cell>
          <table:table-cell office:value-type="float" office:value="-0.18" calcext:value-type="float">
            <text:p>-0.18</text:p>
          </table:table-cell>
          <table:table-cell office:value-type="float" office:value="-1.210222" calcext:value-type="float">
            <text:p>-1.210222</text:p>
          </table:table-cell>
          <table:table-cell table:formula="of:=[.D19]-2*[.D20]+[.D21]" office:value-type="float" office:value="0.000199999999999756" calcext:value-type="float">
            <text:p>0.0002</text:p>
          </table:table-cell>
          <table:table-cell table:number-columns-repeated="3"/>
        </table:table-row>
        <table:table-row table:style-name="ro1">
          <table:table-cell office:value-type="float" office:value="2.12148" calcext:value-type="float">
            <text:p>2.12148</text:p>
          </table:table-cell>
          <table:table-cell office:value-type="float" office:value="0.325646" calcext:value-type="float">
            <text:p>0.325646</text:p>
          </table:table-cell>
          <table:table-cell office:value-type="float" office:value="-0.17" calcext:value-type="float">
            <text:p>-0.17</text:p>
          </table:table-cell>
          <table:table-cell office:value-type="float" office:value="-1.212603" calcext:value-type="float">
            <text:p>-1.212603</text:p>
          </table:table-cell>
          <table:table-cell table:formula="of:=[.D20]-2*[.D21]+[.D22]" office:value-type="float" office:value="0.000186000000000242" calcext:value-type="float">
            <text:p>0.000186</text:p>
          </table:table-cell>
          <table:table-cell table:number-columns-repeated="3"/>
        </table:table-row>
        <table:table-row table:style-name="ro1">
          <table:table-cell office:value-type="float" office:value="2.107116" calcext:value-type="float">
            <text:p>2.107116</text:p>
          </table:table-cell>
          <table:table-cell office:value-type="float" office:value="0.342683" calcext:value-type="float">
            <text:p>0.342683</text:p>
          </table:table-cell>
          <table:table-cell office:value-type="float" office:value="-0.16" calcext:value-type="float">
            <text:p>-0.16</text:p>
          </table:table-cell>
          <table:table-cell office:value-type="float" office:value="-1.214798" calcext:value-type="float">
            <text:p>-1.214798</text:p>
          </table:table-cell>
          <table:table-cell table:formula="of:=[.D21]-2*[.D22]+[.D23]" office:value-type="float" office:value="0.000170000000000003" calcext:value-type="float">
            <text:p>0.00017</text:p>
          </table:table-cell>
          <table:table-cell table:number-columns-repeated="3"/>
        </table:table-row>
        <table:table-row table:style-name="ro1">
          <table:table-cell office:value-type="float" office:value="2.092752" calcext:value-type="float">
            <text:p>2.092752</text:p>
          </table:table-cell>
          <table:table-cell office:value-type="float" office:value="0.35972" calcext:value-type="float">
            <text:p>0.35972</text:p>
          </table:table-cell>
          <table:table-cell office:value-type="float" office:value="-0.15" calcext:value-type="float">
            <text:p>-0.15</text:p>
          </table:table-cell>
          <table:table-cell office:value-type="float" office:value="-1.216823" calcext:value-type="float">
            <text:p>-1.216823</text:p>
          </table:table-cell>
          <table:table-cell table:formula="of:=[.D22]-2*[.D23]+[.D24]" office:value-type="float" office:value="0.000156999999999963" calcext:value-type="float">
            <text:p>0.000157</text:p>
          </table:table-cell>
          <table:table-cell table:number-columns-repeated="3"/>
        </table:table-row>
        <table:table-row table:style-name="ro1">
          <table:table-cell office:value-type="float" office:value="2.078388" calcext:value-type="float">
            <text:p>2.078388</text:p>
          </table:table-cell>
          <table:table-cell office:value-type="float" office:value="0.376757" calcext:value-type="float">
            <text:p>0.376757</text:p>
          </table:table-cell>
          <table:table-cell office:value-type="float" office:value="-0.14" calcext:value-type="float">
            <text:p>-0.14</text:p>
          </table:table-cell>
          <table:table-cell office:value-type="float" office:value="-1.218691" calcext:value-type="float">
            <text:p>-1.218691</text:p>
          </table:table-cell>
          <table:table-cell table:formula="of:=[.D23]-2*[.D24]+[.D25]" office:value-type="float" office:value="0.000145999999999979" calcext:value-type="float">
            <text:p>0.000146</text:p>
          </table:table-cell>
          <table:table-cell table:number-columns-repeated="3"/>
        </table:table-row>
        <table:table-row table:style-name="ro1">
          <table:table-cell office:value-type="float" office:value="2.064025" calcext:value-type="float">
            <text:p>2.064025</text:p>
          </table:table-cell>
          <table:table-cell office:value-type="float" office:value="0.393794" calcext:value-type="float">
            <text:p>0.393794</text:p>
          </table:table-cell>
          <table:table-cell office:value-type="float" office:value="-0.13" calcext:value-type="float">
            <text:p>-0.13</text:p>
          </table:table-cell>
          <table:table-cell office:value-type="float" office:value="-1.220413" calcext:value-type="float">
            <text:p>-1.220413</text:p>
          </table:table-cell>
          <table:table-cell table:formula="of:=[.D24]-2*[.D25]+[.D26]" office:value-type="float" office:value="0.000134000000000079" calcext:value-type="float">
            <text:p>0.000134</text:p>
          </table:table-cell>
          <table:table-cell table:number-columns-repeated="3"/>
        </table:table-row>
        <table:table-row table:style-name="ro1">
          <table:table-cell office:value-type="float" office:value="2.049661" calcext:value-type="float">
            <text:p>2.049661</text:p>
          </table:table-cell>
          <table:table-cell office:value-type="float" office:value="0.410831" calcext:value-type="float">
            <text:p>0.410831</text:p>
          </table:table-cell>
          <table:table-cell office:value-type="float" office:value="-0.12" calcext:value-type="float">
            <text:p>-0.12</text:p>
          </table:table-cell>
          <table:table-cell office:value-type="float" office:value="-1.222001" calcext:value-type="float">
            <text:p>-1.222001</text:p>
          </table:table-cell>
          <table:table-cell table:formula="of:=[.D25]-2*[.D26]+[.D27]" office:value-type="float" office:value="0.000123999999999791" calcext:value-type="float">
            <text:p>0.000124</text:p>
          </table:table-cell>
          <table:table-cell table:number-columns-repeated="3"/>
        </table:table-row>
        <table:table-row table:style-name="ro1">
          <table:table-cell office:value-type="float" office:value="2.035297" calcext:value-type="float">
            <text:p>2.035297</text:p>
          </table:table-cell>
          <table:table-cell office:value-type="float" office:value="0.427868" calcext:value-type="float">
            <text:p>0.427868</text:p>
          </table:table-cell>
          <table:table-cell office:value-type="float" office:value="-0.11" calcext:value-type="float">
            <text:p>-0.11</text:p>
          </table:table-cell>
          <table:table-cell office:value-type="float" office:value="-1.223465" calcext:value-type="float">
            <text:p>-1.223465</text:p>
          </table:table-cell>
          <table:table-cell table:formula="of:=[.D26]-2*[.D27]+[.D28]" office:value-type="float" office:value="0.000116000000000227" calcext:value-type="float">
            <text:p>0.000116</text:p>
          </table:table-cell>
          <table:table-cell table:number-columns-repeated="3"/>
        </table:table-row>
        <table:table-row table:style-name="ro1">
          <table:table-cell office:value-type="float" office:value="2.020933" calcext:value-type="float">
            <text:p>2.020933</text:p>
          </table:table-cell>
          <table:table-cell office:value-type="float" office:value="0.444905" calcext:value-type="float">
            <text:p>0.444905</text:p>
          </table:table-cell>
          <table:table-cell office:value-type="float" office:value="-0.1" calcext:value-type="float">
            <text:p>-0.1</text:p>
          </table:table-cell>
          <table:table-cell office:value-type="float" office:value="-1.224813" calcext:value-type="float">
            <text:p>-1.224813</text:p>
          </table:table-cell>
          <table:table-cell table:formula="of:=[.D27]-2*[.D28]+[.D29]" office:value-type="float" office:value="0.000105999999999939" calcext:value-type="float">
            <text:p>0.000106</text:p>
          </table:table-cell>
          <table:table-cell table:number-columns-repeated="3"/>
        </table:table-row>
        <table:table-row table:style-name="ro1">
          <table:table-cell office:value-type="float" office:value="2.006569" calcext:value-type="float">
            <text:p>2.006569</text:p>
          </table:table-cell>
          <table:table-cell office:value-type="float" office:value="0.461941" calcext:value-type="float">
            <text:p>0.461941</text:p>
          </table:table-cell>
          <table:table-cell office:value-type="float" office:value="-0.09" calcext:value-type="float">
            <text:p>-0.09</text:p>
          </table:table-cell>
          <table:table-cell office:value-type="float" office:value="-1.226055" calcext:value-type="float">
            <text:p>-1.226055</text:p>
          </table:table-cell>
          <table:table-cell table:formula="of:=[.D28]-2*[.D29]+[.D30]" office:value-type="float" office:value="0.000099999999999989" calcext:value-type="float">
            <text:p>0.0001</text:p>
          </table:table-cell>
          <table:table-cell table:number-columns-repeated="3"/>
        </table:table-row>
        <table:table-row table:style-name="ro1">
          <table:table-cell office:value-type="float" office:value="1.992205" calcext:value-type="float">
            <text:p>1.992205</text:p>
          </table:table-cell>
          <table:table-cell office:value-type="float" office:value="0.478978" calcext:value-type="float">
            <text:p>0.478978</text:p>
          </table:table-cell>
          <table:table-cell office:value-type="float" office:value="-0.08" calcext:value-type="float">
            <text:p>-0.08</text:p>
          </table:table-cell>
          <table:table-cell office:value-type="float" office:value="-1.227197" calcext:value-type="float">
            <text:p>-1.227197</text:p>
          </table:table-cell>
          <table:table-cell table:formula="of:=[.D29]-2*[.D30]+[.D31]" office:value-type="float" office:value="0.0000909999999998412" calcext:value-type="float">
            <text:p>0.000091</text:p>
          </table:table-cell>
          <table:table-cell table:number-columns-repeated="3"/>
        </table:table-row>
        <table:table-row table:style-name="ro1">
          <table:table-cell office:value-type="float" office:value="1.977841" calcext:value-type="float">
            <text:p>1.977841</text:p>
          </table:table-cell>
          <table:table-cell office:value-type="float" office:value="0.496015" calcext:value-type="float">
            <text:p>0.496015</text:p>
          </table:table-cell>
          <table:table-cell office:value-type="float" office:value="-0.07" calcext:value-type="float">
            <text:p>-0.07</text:p>
          </table:table-cell>
          <table:table-cell office:value-type="float" office:value="-1.228248" calcext:value-type="float">
            <text:p>-1.228248</text:p>
          </table:table-cell>
          <table:table-cell table:formula="of:=[.D30]-2*[.D31]+[.D32]" office:value-type="float" office:value="0.0000860000000000305" calcext:value-type="float">
            <text:p>0.000086</text:p>
          </table:table-cell>
          <table:table-cell table:number-columns-repeated="3"/>
        </table:table-row>
        <table:table-row table:style-name="ro1">
          <table:table-cell office:value-type="float" office:value="1.963477" calcext:value-type="float">
            <text:p>1.963477</text:p>
          </table:table-cell>
          <table:table-cell office:value-type="float" office:value="0.513052" calcext:value-type="float">
            <text:p>0.513052</text:p>
          </table:table-cell>
          <table:table-cell office:value-type="float" office:value="-0.06" calcext:value-type="float">
            <text:p>-0.06</text:p>
          </table:table-cell>
          <table:table-cell office:value-type="float" office:value="-1.229213" calcext:value-type="float">
            <text:p>-1.229213</text:p>
          </table:table-cell>
          <table:table-cell table:formula="of:=[.D31]-2*[.D32]+[.D33]" office:value-type="float" office:value="0.0000780000000002445" calcext:value-type="float">
            <text:p>0.000078</text:p>
          </table:table-cell>
          <table:table-cell table:number-columns-repeated="3"/>
        </table:table-row>
        <table:table-row table:style-name="ro1">
          <table:table-cell office:value-type="float" office:value="1.949113" calcext:value-type="float">
            <text:p>1.949113</text:p>
          </table:table-cell>
          <table:table-cell office:value-type="float" office:value="0.530089" calcext:value-type="float">
            <text:p>0.530089</text:p>
          </table:table-cell>
          <table:table-cell office:value-type="float" office:value="-0.05" calcext:value-type="float">
            <text:p>-0.05</text:p>
          </table:table-cell>
          <table:table-cell office:value-type="float" office:value="-1.2301" calcext:value-type="float">
            <text:p>-1.2301</text:p>
          </table:table-cell>
          <table:table-cell table:formula="of:=[.D32]-2*[.D33]+[.D34]" office:value-type="float" office:value="0.0000729999999997677" calcext:value-type="float">
            <text:p>0.000073</text:p>
          </table:table-cell>
          <table:table-cell table:number-columns-repeated="3"/>
        </table:table-row>
        <table:table-row table:style-name="ro1">
          <table:table-cell office:value-type="float" office:value="1.93475" calcext:value-type="float">
            <text:p>1.93475</text:p>
          </table:table-cell>
          <table:table-cell office:value-type="float" office:value="0.547126" calcext:value-type="float">
            <text:p>0.547126</text:p>
          </table:table-cell>
          <table:table-cell office:value-type="float" office:value="-0.04" calcext:value-type="float">
            <text:p>-0.04</text:p>
          </table:table-cell>
          <table:table-cell office:value-type="float" office:value="-1.230914" calcext:value-type="float">
            <text:p>-1.230914</text:p>
          </table:table-cell>
          <table:table-cell table:formula="of:=[.D33]-2*[.D34]+[.D35]" office:value-type="float" office:value="0.0000690000000000968" calcext:value-type="float">
            <text:p>0.000069</text:p>
          </table:table-cell>
          <table:table-cell table:number-columns-repeated="3"/>
        </table:table-row>
        <table:table-row table:style-name="ro1">
          <table:table-cell office:value-type="float" office:value="1.920386" calcext:value-type="float">
            <text:p>1.920386</text:p>
          </table:table-cell>
          <table:table-cell office:value-type="float" office:value="0.564163" calcext:value-type="float">
            <text:p>0.564163</text:p>
          </table:table-cell>
          <table:table-cell office:value-type="float" office:value="-0.03" calcext:value-type="float">
            <text:p>-0.03</text:p>
          </table:table-cell>
          <table:table-cell office:value-type="float" office:value="-1.231659" calcext:value-type="float">
            <text:p>-1.231659</text:p>
          </table:table-cell>
          <table:table-cell table:formula="of:=[.D34]-2*[.D35]+[.D36]" office:value-type="float" office:value="0.0000610000000000888" calcext:value-type="float">
            <text:p>0.000061</text:p>
          </table:table-cell>
          <table:table-cell table:number-columns-repeated="3"/>
        </table:table-row>
        <table:table-row table:style-name="ro1">
          <table:table-cell office:value-type="float" office:value="1.906022" calcext:value-type="float">
            <text:p>1.906022</text:p>
          </table:table-cell>
          <table:table-cell office:value-type="float" office:value="0.5812" calcext:value-type="float">
            <text:p>0.5812</text:p>
          </table:table-cell>
          <table:table-cell office:value-type="float" office:value="-0.02" calcext:value-type="float">
            <text:p>-0.02</text:p>
          </table:table-cell>
          <table:table-cell office:value-type="float" office:value="-1.232343" calcext:value-type="float">
            <text:p>-1.232343</text:p>
          </table:table-cell>
          <table:table-cell table:formula="of:=[.D35]-2*[.D36]+[.D37]" office:value-type="float" office:value="0.0000589999999998092" calcext:value-type="float">
            <text:p>0.000059</text:p>
          </table:table-cell>
          <table:table-cell table:number-columns-repeated="3"/>
        </table:table-row>
        <table:table-row table:style-name="ro1">
          <table:table-cell office:value-type="float" office:value="1.891658" calcext:value-type="float">
            <text:p>1.891658</text:p>
          </table:table-cell>
          <table:table-cell office:value-type="float" office:value="0.598237" calcext:value-type="float">
            <text:p>0.598237</text:p>
          </table:table-cell>
          <table:table-cell office:value-type="float" office:value="-0.01" calcext:value-type="float">
            <text:p>-0.01</text:p>
          </table:table-cell>
          <table:table-cell office:value-type="float" office:value="-1.232968" calcext:value-type="float">
            <text:p>-1.232968</text:p>
          </table:table-cell>
          <table:table-cell table:formula="of:=[.D36]-2*[.D37]+[.D38]" office:value-type="float" office:value="0.0000530000000000808" calcext:value-type="float">
            <text:p>0.000053</text:p>
          </table:table-cell>
          <table:table-cell table:number-columns-repeated="3"/>
        </table:table-row>
        <table:table-row table:style-name="ro1">
          <table:table-cell office:value-type="float" office:value="1.877294" calcext:value-type="float">
            <text:p>1.877294</text:p>
          </table:table-cell>
          <table:table-cell office:value-type="float" office:value="0.615274" calcext:value-type="float">
            <text:p>0.615274</text:p>
          </table:table-cell>
          <table:table-cell office:value-type="float" office:value="0" calcext:value-type="float">
            <text:p>0</text:p>
          </table:table-cell>
          <table:table-cell office:value-type="float" office:value="-1.23354" calcext:value-type="float">
            <text:p>-1.23354</text:p>
          </table:table-cell>
          <table:table-cell table:formula="of:=[.D37]-2*[.D38]+[.D39]" office:value-type="float" office:value="0.0000490000000001878" calcext:value-type="float">
            <text:p>0.000049</text:p>
          </table:table-cell>
          <table:table-cell table:number-columns-repeated="3"/>
        </table:table-row>
        <table:table-row table:style-name="ro1">
          <table:table-cell office:value-type="float" office:value="1.86293" calcext:value-type="float">
            <text:p>1.86293</text:p>
          </table:table-cell>
          <table:table-cell office:value-type="float" office:value="0.632311" calcext:value-type="float">
            <text:p>0.632311</text:p>
          </table:table-cell>
          <table:table-cell office:value-type="float" office:value="0.01" calcext:value-type="float">
            <text:p>0.01</text:p>
          </table:table-cell>
          <table:table-cell office:value-type="float" office:value="-1.234063" calcext:value-type="float">
            <text:p>-1.234063</text:p>
          </table:table-cell>
          <table:table-cell table:formula="of:=[.D38]-2*[.D39]+[.D40]" office:value-type="float" office:value="0.0000459999999997685" calcext:value-type="float">
            <text:p>0.000046</text:p>
          </table:table-cell>
          <table:table-cell table:number-columns-repeated="3"/>
        </table:table-row>
        <table:table-row table:style-name="ro1">
          <table:table-cell office:value-type="float" office:value="1.848566" calcext:value-type="float">
            <text:p>1.848566</text:p>
          </table:table-cell>
          <table:table-cell office:value-type="float" office:value="0.649348" calcext:value-type="float">
            <text:p>0.649348</text:p>
          </table:table-cell>
          <table:table-cell office:value-type="float" office:value="0.02" calcext:value-type="float">
            <text:p>0.02</text:p>
          </table:table-cell>
          <table:table-cell office:value-type="float" office:value="-1.23454" calcext:value-type="float">
            <text:p>-1.23454</text:p>
          </table:table-cell>
          <table:table-cell table:formula="of:=[.D39]-2*[.D40]+[.D41]" office:value-type="float" office:value="0.00004000000000004" calcext:value-type="float">
            <text:p>0.00004</text:p>
          </table:table-cell>
          <table:table-cell table:number-columns-repeated="3"/>
        </table:table-row>
        <table:table-row table:style-name="ro1">
          <table:table-cell office:value-type="float" office:value="1.834202" calcext:value-type="float">
            <text:p>1.834202</text:p>
          </table:table-cell>
          <table:table-cell office:value-type="float" office:value="0.666385" calcext:value-type="float">
            <text:p>0.666385</text:p>
          </table:table-cell>
          <table:table-cell office:value-type="float" office:value="0.03" calcext:value-type="float">
            <text:p>0.03</text:p>
          </table:table-cell>
          <table:table-cell office:value-type="float" office:value="-1.234977" calcext:value-type="float">
            <text:p>-1.234977</text:p>
          </table:table-cell>
          <table:table-cell table:formula="of:=[.D40]-2*[.D41]+[.D42]" office:value-type="float" office:value="0.0000390000000001223" calcext:value-type="float">
            <text:p>0.000039</text:p>
          </table:table-cell>
          <table:table-cell table:number-columns-repeated="3"/>
        </table:table-row>
        <table:table-row table:style-name="ro1">
          <table:table-cell office:value-type="float" office:value="1.819838" calcext:value-type="float">
            <text:p>1.819838</text:p>
          </table:table-cell>
          <table:table-cell office:value-type="float" office:value="0.683422" calcext:value-type="float">
            <text:p>0.683422</text:p>
          </table:table-cell>
          <table:table-cell office:value-type="float" office:value="0.04" calcext:value-type="float">
            <text:p>0.04</text:p>
          </table:table-cell>
          <table:table-cell office:value-type="float" office:value="-1.235375" calcext:value-type="float">
            <text:p>-1.235375</text:p>
          </table:table-cell>
          <table:table-cell table:formula="of:=[.D41]-2*[.D42]+[.D43]" office:value-type="float" office:value="0.0000349999999997852" calcext:value-type="float">
            <text:p>0.000035</text:p>
          </table:table-cell>
          <table:table-cell table:number-columns-repeated="3"/>
        </table:table-row>
        <table:table-row table:style-name="ro1">
          <table:table-cell office:value-type="float" office:value="1.805475" calcext:value-type="float">
            <text:p>1.805475</text:p>
          </table:table-cell>
          <table:table-cell office:value-type="float" office:value="0.700459" calcext:value-type="float">
            <text:p>0.700459</text:p>
          </table:table-cell>
          <table:table-cell office:value-type="float" office:value="0.05" calcext:value-type="float">
            <text:p>0.05</text:p>
          </table:table-cell>
          <table:table-cell office:value-type="float" office:value="-1.235738" calcext:value-type="float">
            <text:p>-1.235738</text:p>
          </table:table-cell>
          <table:table-cell table:formula="of:=[.D42]-2*[.D43]+[.D44]" office:value-type="float" office:value="0.0000310000000001143" calcext:value-type="float">
            <text:p>0.000031</text:p>
          </table:table-cell>
          <table:table-cell table:number-columns-repeated="3"/>
        </table:table-row>
        <table:table-row table:style-name="ro1">
          <table:table-cell office:value-type="float" office:value="1.791111" calcext:value-type="float">
            <text:p>1.791111</text:p>
          </table:table-cell>
          <table:table-cell office:value-type="float" office:value="0.717496" calcext:value-type="float">
            <text:p>0.717496</text:p>
          </table:table-cell>
          <table:table-cell office:value-type="float" office:value="0.06" calcext:value-type="float">
            <text:p>0.06</text:p>
          </table:table-cell>
          <table:table-cell office:value-type="float" office:value="-1.23607" calcext:value-type="float">
            <text:p>-1.23607</text:p>
          </table:table-cell>
          <table:table-cell table:formula="of:=[.D43]-2*[.D44]+[.D45]" office:value-type="float" office:value="0.0000290000000000568" calcext:value-type="float">
            <text:p>0.000029</text:p>
          </table:table-cell>
          <table:table-cell table:number-columns-repeated="3"/>
        </table:table-row>
        <table:table-row table:style-name="ro1">
          <table:table-cell office:value-type="float" office:value="1.776747" calcext:value-type="float">
            <text:p>1.776747</text:p>
          </table:table-cell>
          <table:table-cell office:value-type="float" office:value="0.734533" calcext:value-type="float">
            <text:p>0.734533</text:p>
          </table:table-cell>
          <table:table-cell office:value-type="float" office:value="0.07" calcext:value-type="float">
            <text:p>0.07</text:p>
          </table:table-cell>
          <table:table-cell office:value-type="float" office:value="-1.236373" calcext:value-type="float">
            <text:p>-1.236373</text:p>
          </table:table-cell>
          <table:table-cell table:formula="of:=[.D44]-2*[.D45]+[.D46]" office:value-type="float" office:value="0.0000249999999999417" calcext:value-type="float">
            <text:p>0.000025</text:p>
          </table:table-cell>
          <table:table-cell table:number-columns-repeated="3"/>
        </table:table-row>
        <table:table-row table:style-name="ro1">
          <table:table-cell office:value-type="float" office:value="1.762383" calcext:value-type="float">
            <text:p>1.762383</text:p>
          </table:table-cell>
          <table:table-cell office:value-type="float" office:value="0.75157" calcext:value-type="float">
            <text:p>0.75157</text:p>
          </table:table-cell>
          <table:table-cell office:value-type="float" office:value="0.08" calcext:value-type="float">
            <text:p>0.08</text:p>
          </table:table-cell>
          <table:table-cell office:value-type="float" office:value="-1.236651" calcext:value-type="float">
            <text:p>-1.236651</text:p>
          </table:table-cell>
          <table:table-cell table:formula="of:=[.D45]-2*[.D46]+[.D47]" office:value-type="float" office:value="0.0000229999999998842" calcext:value-type="float">
            <text:p>0.000023</text:p>
          </table:table-cell>
          <table:table-cell table:number-columns-repeated="3"/>
        </table:table-row>
        <table:table-row table:style-name="ro1">
          <table:table-cell office:value-type="float" office:value="1.748019" calcext:value-type="float">
            <text:p>1.748019</text:p>
          </table:table-cell>
          <table:table-cell office:value-type="float" office:value="0.768607" calcext:value-type="float">
            <text:p>0.768607</text:p>
          </table:table-cell>
          <table:table-cell office:value-type="float" office:value="0.09" calcext:value-type="float">
            <text:p>0.09</text:p>
          </table:table-cell>
          <table:table-cell office:value-type="float" office:value="-1.236906" calcext:value-type="float">
            <text:p>-1.236906</text:p>
          </table:table-cell>
          <table:table-cell table:formula="of:=[.D46]-2*[.D47]+[.D48]" office:value-type="float" office:value="0.0000210000000000488" calcext:value-type="float">
            <text:p>0.000021</text:p>
          </table:table-cell>
          <table:table-cell table:number-columns-repeated="3"/>
        </table:table-row>
        <table:table-row table:style-name="ro1">
          <table:table-cell office:value-type="float" office:value="1.733655" calcext:value-type="float">
            <text:p>1.733655</text:p>
          </table:table-cell>
          <table:table-cell office:value-type="float" office:value="0.785644" calcext:value-type="float">
            <text:p>0.785644</text:p>
          </table:table-cell>
          <table:table-cell office:value-type="float" office:value="0.1" calcext:value-type="float">
            <text:p>0.1</text:p>
          </table:table-cell>
          <table:table-cell office:value-type="float" office:value="-1.23714" calcext:value-type="float">
            <text:p>-1.23714</text:p>
          </table:table-cell>
          <table:table-cell table:formula="of:=[.D47]-2*[.D48]+[.D49]" office:value-type="float" office:value="0.0000180000000002956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1.719291" calcext:value-type="float">
            <text:p>1.719291</text:p>
          </table:table-cell>
          <table:table-cell office:value-type="float" office:value="0.80268" calcext:value-type="float">
            <text:p>0.80268</text:p>
          </table:table-cell>
          <table:table-cell office:value-type="float" office:value="0.11" calcext:value-type="float">
            <text:p>0.11</text:p>
          </table:table-cell>
          <table:table-cell office:value-type="float" office:value="-1.237356" calcext:value-type="float">
            <text:p>-1.237356</text:p>
          </table:table-cell>
          <table:table-cell table:formula="of:=[.D48]-2*[.D49]+[.D50]" office:value-type="float" office:value="0.0000159999999995719" calcext:value-type="float">
            <text:p>0.000016</text:p>
          </table:table-cell>
          <table:table-cell table:number-columns-repeated="3"/>
        </table:table-row>
        <table:table-row table:style-name="ro1">
          <table:table-cell office:value-type="float" office:value="1.704927" calcext:value-type="float">
            <text:p>1.704927</text:p>
          </table:table-cell>
          <table:table-cell office:value-type="float" office:value="0.819717" calcext:value-type="float">
            <text:p>0.819717</text:p>
          </table:table-cell>
          <table:table-cell office:value-type="float" office:value="0.12" calcext:value-type="float">
            <text:p>0.12</text:p>
          </table:table-cell>
          <table:table-cell office:value-type="float" office:value="-1.237556" calcext:value-type="float">
            <text:p>-1.237556</text:p>
          </table:table-cell>
          <table:table-cell table:formula="of:=[.D49]-2*[.D50]+[.D51]" office:value-type="float" office:value="0.0000130000000002628" calcext:value-type="float">
            <text:p>0.000013</text:p>
          </table:table-cell>
          <table:table-cell table:number-columns-repeated="3"/>
        </table:table-row>
        <table:table-row table:style-name="ro1">
          <table:table-cell office:value-type="float" office:value="1.690563" calcext:value-type="float">
            <text:p>1.690563</text:p>
          </table:table-cell>
          <table:table-cell office:value-type="float" office:value="0.836754" calcext:value-type="float">
            <text:p>0.836754</text:p>
          </table:table-cell>
          <table:table-cell office:value-type="float" office:value="0.13" calcext:value-type="float">
            <text:p>0.13</text:p>
          </table:table-cell>
          <table:table-cell office:value-type="float" office:value="-1.237743" calcext:value-type="float">
            <text:p>-1.237743</text:p>
          </table:table-cell>
          <table:table-cell table:formula="of:=[.D50]-2*[.D51]+[.D52]" office:value-type="float" office:value="0.000011999999999901" calcext:value-type="float">
            <text:p>0.000012</text:p>
          </table:table-cell>
          <table:table-cell table:number-columns-repeated="3"/>
        </table:table-row>
        <table:table-row table:style-name="ro1">
          <table:table-cell office:value-type="float" office:value="1.6762" calcext:value-type="float">
            <text:p>1.6762</text:p>
          </table:table-cell>
          <table:table-cell office:value-type="float" office:value="0.853791" calcext:value-type="float">
            <text:p>0.853791</text:p>
          </table:table-cell>
          <table:table-cell office:value-type="float" office:value="0.14" calcext:value-type="float">
            <text:p>0.14</text:p>
          </table:table-cell>
          <table:table-cell office:value-type="float" office:value="-1.237918" calcext:value-type="float">
            <text:p>-1.237918</text:p>
          </table:table-cell>
          <table:table-cell table:formula="of:=[.D51]-2*[.D52]+[.D53]" office:value-type="float" office:value="0.0000100000000000655" calcext:value-type="float">
            <text:p>0.00001</text:p>
          </table:table-cell>
          <table:table-cell table:number-columns-repeated="3"/>
        </table:table-row>
        <table:table-row table:style-name="ro1">
          <table:table-cell office:value-type="float" office:value="1.661836" calcext:value-type="float">
            <text:p>1.661836</text:p>
          </table:table-cell>
          <table:table-cell office:value-type="float" office:value="0.870828" calcext:value-type="float">
            <text:p>0.870828</text:p>
          </table:table-cell>
          <table:table-cell office:value-type="float" office:value="0.15" calcext:value-type="float">
            <text:p>0.15</text:p>
          </table:table-cell>
          <table:table-cell office:value-type="float" office:value="-1.238083" calcext:value-type="float">
            <text:p>-1.238083</text:p>
          </table:table-cell>
          <table:table-cell table:formula="of:=[.D52]-2*[.D53]+[.D54]" office:value-type="float" office:value="0.000008000000000008" calcext:value-type="float">
            <text:p>0.000008</text:p>
          </table:table-cell>
          <table:table-cell table:number-columns-repeated="3"/>
        </table:table-row>
        <table:table-row table:style-name="ro1">
          <table:table-cell office:value-type="float" office:value="1.647472" calcext:value-type="float">
            <text:p>1.647472</text:p>
          </table:table-cell>
          <table:table-cell office:value-type="float" office:value="0.887865" calcext:value-type="float">
            <text:p>0.887865</text:p>
          </table:table-cell>
          <table:table-cell office:value-type="float" office:value="0.16" calcext:value-type="float">
            <text:p>0.16</text:p>
          </table:table-cell>
          <table:table-cell office:value-type="float" office:value="-1.23824" calcext:value-type="float">
            <text:p>-1.23824</text:p>
          </table:table-cell>
          <table:table-cell table:formula="of:=[.D53]-2*[.D54]+[.D55]" office:value-type="float" office:value="0.00000500000000003276" calcext:value-type="float">
            <text:p>0.000005</text:p>
          </table:table-cell>
          <table:table-cell table:number-columns-repeated="3"/>
        </table:table-row>
        <table:table-row table:style-name="ro1">
          <table:table-cell office:value-type="float" office:value="1.633108" calcext:value-type="float">
            <text:p>1.633108</text:p>
          </table:table-cell>
          <table:table-cell office:value-type="float" office:value="0.904902" calcext:value-type="float">
            <text:p>0.904902</text:p>
          </table:table-cell>
          <table:table-cell office:value-type="float" office:value="0.17" calcext:value-type="float">
            <text:p>0.17</text:p>
          </table:table-cell>
          <table:table-cell office:value-type="float" office:value="-1.238392" calcext:value-type="float">
            <text:p>-1.238392</text:p>
          </table:table-cell>
          <table:table-cell table:formula="of:=[.D54]-2*[.D55]+[.D56]" office:value-type="float" office:value="0.00000499999999981071" calcext:value-type="float">
            <text:p>0.000005</text:p>
          </table:table-cell>
          <table:table-cell table:number-columns-repeated="3"/>
        </table:table-row>
        <table:table-row table:style-name="ro1">
          <table:table-cell office:value-type="float" office:value="1.618744" calcext:value-type="float">
            <text:p>1.618744</text:p>
          </table:table-cell>
          <table:table-cell office:value-type="float" office:value="0.921939" calcext:value-type="float">
            <text:p>0.921939</text:p>
          </table:table-cell>
          <table:table-cell office:value-type="float" office:value="0.18" calcext:value-type="float">
            <text:p>0.18</text:p>
          </table:table-cell>
          <table:table-cell office:value-type="float" office:value="-1.238539" calcext:value-type="float">
            <text:p>-1.238539</text:p>
          </table:table-cell>
          <table:table-cell table:formula="of:=[.D55]-2*[.D56]+[.D57]" office:value-type="float" office:value="0.00000200000000027956" calcext:value-type="float">
            <text:p>0.000002</text:p>
          </table:table-cell>
          <table:table-cell table:number-columns-repeated="3"/>
        </table:table-row>
        <table:table-row table:style-name="ro1">
          <table:table-cell office:value-type="float" office:value="1.60438" calcext:value-type="float">
            <text:p>1.60438</text:p>
          </table:table-cell>
          <table:table-cell office:value-type="float" office:value="0.938976" calcext:value-type="float">
            <text:p>0.938976</text:p>
          </table:table-cell>
          <table:table-cell office:value-type="float" office:value="0.19" calcext:value-type="float">
            <text:p>0.19</text:p>
          </table:table-cell>
          <table:table-cell office:value-type="float" office:value="-1.238684" calcext:value-type="float">
            <text:p>-1.238684</text:p>
          </table:table-cell>
          <table:table-cell table:formula="of:=[.D56]-2*[.D57]+[.D58]" office:value-type="float" office:value="0.00000199999999983547" calcext:value-type="float">
            <text:p>0.000002</text:p>
          </table:table-cell>
          <table:table-cell table:number-columns-repeated="3"/>
        </table:table-row>
        <table:table-row table:style-name="ro1">
          <table:table-cell office:value-type="float" office:value="1.590016" calcext:value-type="float">
            <text:p>1.590016</text:p>
          </table:table-cell>
          <table:table-cell office:value-type="float" office:value="0.956013" calcext:value-type="float">
            <text:p>0.956013</text:p>
          </table:table-cell>
          <table:table-cell office:value-type="float" office:value="0.2" calcext:value-type="float">
            <text:p>0.2</text:p>
          </table:table-cell>
          <table:table-cell office:value-type="float" office:value="-1.238827" calcext:value-type="float">
            <text:p>-1.238827</text:p>
          </table:table-cell>
          <table:table-cell table:formula="of:=[.D57]-2*[.D58]+[.D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575652" calcext:value-type="float">
            <text:p>1.575652</text:p>
          </table:table-cell>
          <table:table-cell office:value-type="float" office:value="0.97305" calcext:value-type="float">
            <text:p>0.97305</text:p>
          </table:table-cell>
          <table:table-cell office:value-type="float" office:value="0.21" calcext:value-type="float">
            <text:p>0.21</text:p>
          </table:table-cell>
          <table:table-cell office:value-type="float" office:value="-1.23897" calcext:value-type="float">
            <text:p>-1.23897</text:p>
          </table:table-cell>
          <table:table-cell table:formula="of:=[.D58]-2*[.D59]+[.D60]" office:value-type="float" office:value="-0.0000029999999997532" calcext:value-type="float">
            <text:p>-0.000003</text:p>
          </table:table-cell>
          <table:table-cell table:number-columns-repeated="3"/>
        </table:table-row>
        <table:table-row table:style-name="ro1">
          <table:table-cell office:value-type="float" office:value="1.561288" calcext:value-type="float">
            <text:p>1.561288</text:p>
          </table:table-cell>
          <table:table-cell office:value-type="float" office:value="0.990087" calcext:value-type="float">
            <text:p>0.990087</text:p>
          </table:table-cell>
          <table:table-cell office:value-type="float" office:value="0.22" calcext:value-type="float">
            <text:p>0.22</text:p>
          </table:table-cell>
          <table:table-cell office:value-type="float" office:value="-1.239116" calcext:value-type="float">
            <text:p>-1.239116</text:p>
          </table:table-cell>
          <table:table-cell table:formula="of:=[.D59]-2*[.D60]+[.D61]" office:value-type="float" office:value="-0.00000199999999983547" calcext:value-type="float">
            <text:p>-0.000002</text:p>
          </table:table-cell>
          <table:table-cell table:number-columns-repeated="3"/>
        </table:table-row>
        <table:table-row table:style-name="ro1">
          <table:table-cell office:value-type="float" office:value="1.546925" calcext:value-type="float">
            <text:p>1.546925</text:p>
          </table:table-cell>
          <table:table-cell office:value-type="float" office:value="1.007124" calcext:value-type="float">
            <text:p>1.007124</text:p>
          </table:table-cell>
          <table:table-cell office:value-type="float" office:value="0.23" calcext:value-type="float">
            <text:p>0.23</text:p>
          </table:table-cell>
          <table:table-cell office:value-type="float" office:value="-1.239264" calcext:value-type="float">
            <text:p>-1.239264</text:p>
          </table:table-cell>
          <table:table-cell table:formula="of:=[.D60]-2*[.D61]+[.D62]" office:value-type="float" office:value="-0.00000400000000033707" calcext:value-type="float">
            <text:p>-0.000004</text:p>
          </table:table-cell>
          <table:table-cell table:number-columns-repeated="3"/>
        </table:table-row>
        <table:table-row table:style-name="ro1">
          <table:table-cell office:value-type="float" office:value="1.532561" calcext:value-type="float">
            <text:p>1.532561</text:p>
          </table:table-cell>
          <table:table-cell office:value-type="float" office:value="1.024161" calcext:value-type="float">
            <text:p>1.024161</text:p>
          </table:table-cell>
          <table:table-cell office:value-type="float" office:value="0.24" calcext:value-type="float">
            <text:p>0.24</text:p>
          </table:table-cell>
          <table:table-cell office:value-type="float" office:value="-1.239416" calcext:value-type="float">
            <text:p>-1.239416</text:p>
          </table:table-cell>
          <table:table-cell table:formula="of:=[.D61]-2*[.D62]+[.D63]" office:value-type="float" office:value="-0.00000599999999972845" calcext:value-type="float">
            <text:p>-0.000006</text:p>
          </table:table-cell>
          <table:table-cell table:number-columns-repeated="3"/>
        </table:table-row>
        <table:table-row table:style-name="ro1">
          <table:table-cell office:value-type="float" office:value="1.518197" calcext:value-type="float">
            <text:p>1.518197</text:p>
          </table:table-cell>
          <table:table-cell office:value-type="float" office:value="1.041198" calcext:value-type="float">
            <text:p>1.041198</text:p>
          </table:table-cell>
          <table:table-cell office:value-type="float" office:value="0.25" calcext:value-type="float">
            <text:p>0.25</text:p>
          </table:table-cell>
          <table:table-cell office:value-type="float" office:value="-1.239574" calcext:value-type="float">
            <text:p>-1.239574</text:p>
          </table:table-cell>
          <table:table-cell table:formula="of:=[.D62]-2*[.D63]+[.D64]" office:value-type="float" office:value="-0.00000600000000017253" calcext:value-type="float">
            <text:p>-0.000006</text:p>
          </table:table-cell>
          <table:table-cell table:number-columns-repeated="3"/>
        </table:table-row>
        <table:table-row table:style-name="ro1">
          <table:table-cell office:value-type="float" office:value="1.503833" calcext:value-type="float">
            <text:p>1.503833</text:p>
          </table:table-cell>
          <table:table-cell office:value-type="float" office:value="1.058235" calcext:value-type="float">
            <text:p>1.058235</text:p>
          </table:table-cell>
          <table:table-cell office:value-type="float" office:value="0.26" calcext:value-type="float">
            <text:p>0.26</text:p>
          </table:table-cell>
          <table:table-cell office:value-type="float" office:value="-1.239738" calcext:value-type="float">
            <text:p>-1.239738</text:p>
          </table:table-cell>
          <table:table-cell table:formula="of:=[.D63]-2*[.D64]+[.D65]" office:value-type="float" office:value="-0.000008000000000008" calcext:value-type="float">
            <text:p>-0.000008</text:p>
          </table:table-cell>
          <table:table-cell table:number-columns-repeated="3"/>
        </table:table-row>
        <table:table-row table:style-name="ro1">
          <table:table-cell office:value-type="float" office:value="1.489469" calcext:value-type="float">
            <text:p>1.489469</text:p>
          </table:table-cell>
          <table:table-cell office:value-type="float" office:value="1.075272" calcext:value-type="float">
            <text:p>1.075272</text:p>
          </table:table-cell>
          <table:table-cell office:value-type="float" office:value="0.27" calcext:value-type="float">
            <text:p>0.27</text:p>
          </table:table-cell>
          <table:table-cell office:value-type="float" office:value="-1.23991" calcext:value-type="float">
            <text:p>-1.23991</text:p>
          </table:table-cell>
          <table:table-cell table:formula="of:=[.D64]-2*[.D65]+[.D66]" office:value-type="float" office:value="-0.00000799999999978596" calcext:value-type="float">
            <text:p>-0.000008</text:p>
          </table:table-cell>
          <table:table-cell table:number-columns-repeated="3"/>
        </table:table-row>
        <table:table-row table:style-name="ro1">
          <table:table-cell office:value-type="float" office:value="1.475105" calcext:value-type="float">
            <text:p>1.475105</text:p>
          </table:table-cell>
          <table:table-cell office:value-type="float" office:value="1.092309" calcext:value-type="float">
            <text:p>1.092309</text:p>
          </table:table-cell>
          <table:table-cell office:value-type="float" office:value="0.28" calcext:value-type="float">
            <text:p>0.28</text:p>
          </table:table-cell>
          <table:table-cell office:value-type="float" office:value="-1.24009" calcext:value-type="float">
            <text:p>-1.24009</text:p>
          </table:table-cell>
          <table:table-cell table:formula="of:=[.D65]-2*[.D66]+[.D67]" office:value-type="float" office:value="-0.0000100000000002876" calcext:value-type="float">
            <text:p>-0.00001</text:p>
          </table:table-cell>
          <table:table-cell table:number-columns-repeated="3"/>
        </table:table-row>
        <table:table-row table:style-name="ro1">
          <table:table-cell office:value-type="float" office:value="1.460741" calcext:value-type="float">
            <text:p>1.460741</text:p>
          </table:table-cell>
          <table:table-cell office:value-type="float" office:value="1.109346" calcext:value-type="float">
            <text:p>1.109346</text:p>
          </table:table-cell>
          <table:table-cell office:value-type="float" office:value="0.29" calcext:value-type="float">
            <text:p>0.29</text:p>
          </table:table-cell>
          <table:table-cell office:value-type="float" office:value="-1.24028" calcext:value-type="float">
            <text:p>-1.24028</text:p>
          </table:table-cell>
          <table:table-cell table:formula="of:=[.D66]-2*[.D67]+[.D68]" office:value-type="float" office:value="-0.00000999999999984347" calcext:value-type="float">
            <text:p>-0.00001</text:p>
          </table:table-cell>
          <table:table-cell table:number-columns-repeated="3"/>
        </table:table-row>
        <table:table-row table:style-name="ro1">
          <table:table-cell office:value-type="float" office:value="1.446377" calcext:value-type="float">
            <text:p>1.446377</text:p>
          </table:table-cell>
          <table:table-cell office:value-type="float" office:value="1.126383" calcext:value-type="float">
            <text:p>1.126383</text:p>
          </table:table-cell>
          <table:table-cell office:value-type="float" office:value="0.3" calcext:value-type="float">
            <text:p>0.3</text:p>
          </table:table-cell>
          <table:table-cell office:value-type="float" office:value="-1.24048" calcext:value-type="float">
            <text:p>-1.24048</text:p>
          </table:table-cell>
          <table:table-cell table:formula="of:=[.D67]-2*[.D68]+[.D69]" office:value-type="float" office:value="-0.0000109999999999832" calcext:value-type="float">
            <text:p>-0.000011</text:p>
          </table:table-cell>
          <table:table-cell table:number-columns-repeated="3"/>
        </table:table-row>
        <table:table-row table:style-name="ro1">
          <table:table-cell office:value-type="float" office:value="1.432013" calcext:value-type="float">
            <text:p>1.432013</text:p>
          </table:table-cell>
          <table:table-cell office:value-type="float" office:value="1.143419" calcext:value-type="float">
            <text:p>1.143419</text:p>
          </table:table-cell>
          <table:table-cell office:value-type="float" office:value="0.31" calcext:value-type="float">
            <text:p>0.31</text:p>
          </table:table-cell>
          <table:table-cell office:value-type="float" office:value="-1.240691" calcext:value-type="float">
            <text:p>-1.240691</text:p>
          </table:table-cell>
          <table:table-cell table:formula="of:=[.D68]-2*[.D69]+[.D70]" office:value-type="float" office:value="-0.0000130000000000408" calcext:value-type="float">
            <text:p>-0.000013</text:p>
          </table:table-cell>
          <table:table-cell table:number-columns-repeated="3"/>
        </table:table-row>
        <table:table-row table:style-name="ro1">
          <table:table-cell office:value-type="float" office:value="1.41765" calcext:value-type="float">
            <text:p>1.41765</text:p>
          </table:table-cell>
          <table:table-cell office:value-type="float" office:value="1.160456" calcext:value-type="float">
            <text:p>1.160456</text:p>
          </table:table-cell>
          <table:table-cell office:value-type="float" office:value="0.32" calcext:value-type="float">
            <text:p>0.32</text:p>
          </table:table-cell>
          <table:table-cell office:value-type="float" office:value="-1.240915" calcext:value-type="float">
            <text:p>-1.240915</text:p>
          </table:table-cell>
          <table:table-cell table:formula="of:=[.D69]-2*[.D70]+[.D71]" office:value-type="float" office:value="-0.000011999999999901" calcext:value-type="float">
            <text:p>-0.000012</text:p>
          </table:table-cell>
          <table:table-cell table:number-columns-repeated="3"/>
        </table:table-row>
        <table:table-row table:style-name="ro1">
          <table:table-cell office:value-type="float" office:value="1.403286" calcext:value-type="float">
            <text:p>1.403286</text:p>
          </table:table-cell>
          <table:table-cell office:value-type="float" office:value="1.177493" calcext:value-type="float">
            <text:p>1.177493</text:p>
          </table:table-cell>
          <table:table-cell office:value-type="float" office:value="0.33" calcext:value-type="float">
            <text:p>0.33</text:p>
          </table:table-cell>
          <table:table-cell office:value-type="float" office:value="-1.241151" calcext:value-type="float">
            <text:p>-1.241151</text:p>
          </table:table-cell>
          <table:table-cell table:formula="of:=[.D70]-2*[.D71]+[.D72]" office:value-type="float" office:value="-0.0000140000000001805" calcext:value-type="float">
            <text:p>-0.000014</text:p>
          </table:table-cell>
          <table:table-cell table:number-columns-repeated="3"/>
        </table:table-row>
        <table:table-row table:style-name="ro1">
          <table:table-cell office:value-type="float" office:value="1.388922" calcext:value-type="float">
            <text:p>1.388922</text:p>
          </table:table-cell>
          <table:table-cell office:value-type="float" office:value="1.19453" calcext:value-type="float">
            <text:p>1.19453</text:p>
          </table:table-cell>
          <table:table-cell office:value-type="float" office:value="0.34" calcext:value-type="float">
            <text:p>0.34</text:p>
          </table:table-cell>
          <table:table-cell office:value-type="float" office:value="-1.241401" calcext:value-type="float">
            <text:p>-1.241401</text:p>
          </table:table-cell>
          <table:table-cell table:formula="of:=[.D71]-2*[.D72]+[.D73]" office:value-type="float" office:value="-0.0000139999999999585" calcext:value-type="float">
            <text:p>-0.000014</text:p>
          </table:table-cell>
          <table:table-cell table:number-columns-repeated="3"/>
        </table:table-row>
        <table:table-row table:style-name="ro1">
          <table:table-cell office:value-type="float" office:value="1.374558" calcext:value-type="float">
            <text:p>1.374558</text:p>
          </table:table-cell>
          <table:table-cell office:value-type="float" office:value="1.211567" calcext:value-type="float">
            <text:p>1.211567</text:p>
          </table:table-cell>
          <table:table-cell office:value-type="float" office:value="0.35" calcext:value-type="float">
            <text:p>0.35</text:p>
          </table:table-cell>
          <table:table-cell office:value-type="float" office:value="-1.241665" calcext:value-type="float">
            <text:p>-1.241665</text:p>
          </table:table-cell>
          <table:table-cell table:formula="of:=[.D72]-2*[.D73]+[.D74]" office:value-type="float" office:value="-0.0000149999999998762" calcext:value-type="float">
            <text:p>-0.000015</text:p>
          </table:table-cell>
          <table:table-cell table:number-columns-repeated="3"/>
        </table:table-row>
        <table:table-row table:style-name="ro1">
          <table:table-cell office:value-type="float" office:value="1.360194" calcext:value-type="float">
            <text:p>1.360194</text:p>
          </table:table-cell>
          <table:table-cell office:value-type="float" office:value="1.228604" calcext:value-type="float">
            <text:p>1.228604</text:p>
          </table:table-cell>
          <table:table-cell office:value-type="float" office:value="0.36" calcext:value-type="float">
            <text:p>0.36</text:p>
          </table:table-cell>
          <table:table-cell office:value-type="float" office:value="-1.241944" calcext:value-type="float">
            <text:p>-1.241944</text:p>
          </table:table-cell>
          <table:table-cell table:formula="of:=[.D73]-2*[.D74]+[.D75]" office:value-type="float" office:value="-0.000016000000000238" calcext:value-type="float">
            <text:p>-0.000016</text:p>
          </table:table-cell>
          <table:table-cell table:number-columns-repeated="3"/>
        </table:table-row>
        <table:table-row table:style-name="ro1">
          <table:table-cell office:value-type="float" office:value="1.34583" calcext:value-type="float">
            <text:p>1.34583</text:p>
          </table:table-cell>
          <table:table-cell office:value-type="float" office:value="1.245641" calcext:value-type="float">
            <text:p>1.245641</text:p>
          </table:table-cell>
          <table:table-cell office:value-type="float" office:value="0.37" calcext:value-type="float">
            <text:p>0.37</text:p>
          </table:table-cell>
          <table:table-cell office:value-type="float" office:value="-1.242239" calcext:value-type="float">
            <text:p>-1.242239</text:p>
          </table:table-cell>
          <table:table-cell table:formula="of:=[.D74]-2*[.D75]+[.D76]" office:value-type="float" office:value="-0.0000149999999996542" calcext:value-type="float">
            <text:p>-0.000015</text:p>
          </table:table-cell>
          <table:table-cell table:number-columns-repeated="3"/>
        </table:table-row>
        <table:table-row table:style-name="ro1">
          <table:table-cell office:value-type="float" office:value="1.331466" calcext:value-type="float">
            <text:p>1.331466</text:p>
          </table:table-cell>
          <table:table-cell office:value-type="float" office:value="1.262678" calcext:value-type="float">
            <text:p>1.262678</text:p>
          </table:table-cell>
          <table:table-cell office:value-type="float" office:value="0.38" calcext:value-type="float">
            <text:p>0.38</text:p>
          </table:table-cell>
          <table:table-cell office:value-type="float" office:value="-1.242549" calcext:value-type="float">
            <text:p>-1.242549</text:p>
          </table:table-cell>
          <table:table-cell table:formula="of:=[.D75]-2*[.D76]+[.D77]" office:value-type="float" office:value="-0.0000170000000001558" calcext:value-type="float">
            <text:p>-0.000017</text:p>
          </table:table-cell>
          <table:table-cell table:number-columns-repeated="3"/>
        </table:table-row>
        <table:table-row table:style-name="ro1">
          <table:table-cell office:value-type="float" office:value="1.317102" calcext:value-type="float">
            <text:p>1.317102</text:p>
          </table:table-cell>
          <table:table-cell office:value-type="float" office:value="1.279715" calcext:value-type="float">
            <text:p>1.279715</text:p>
          </table:table-cell>
          <table:table-cell office:value-type="float" office:value="0.39" calcext:value-type="float">
            <text:p>0.39</text:p>
          </table:table-cell>
          <table:table-cell office:value-type="float" office:value="-1.242876" calcext:value-type="float">
            <text:p>-1.242876</text:p>
          </table:table-cell>
          <table:table-cell table:formula="of:=[.D76]-2*[.D77]+[.D78]" office:value-type="float" office:value="-0.000016000000000238" calcext:value-type="float">
            <text:p>-0.000016</text:p>
          </table:table-cell>
          <table:table-cell table:number-columns-repeated="3"/>
        </table:table-row>
        <table:table-row table:style-name="ro1">
          <table:table-cell office:value-type="float" office:value="1.302738" calcext:value-type="float">
            <text:p>1.302738</text:p>
          </table:table-cell>
          <table:table-cell office:value-type="float" office:value="1.296752" calcext:value-type="float">
            <text:p>1.296752</text:p>
          </table:table-cell>
          <table:table-cell office:value-type="float" office:value="0.4" calcext:value-type="float">
            <text:p>0.4</text:p>
          </table:table-cell>
          <table:table-cell office:value-type="float" office:value="-1.243219" calcext:value-type="float">
            <text:p>-1.243219</text:p>
          </table:table-cell>
          <table:table-cell table:formula="of:=[.D77]-2*[.D78]+[.D79]" office:value-type="float" office:value="-0.0000179999999998515" calcext:value-type="float">
            <text:p>-0.000018</text:p>
          </table:table-cell>
          <table:table-cell table:number-columns-repeated="3"/>
        </table:table-row>
        <table:table-row table:style-name="ro1">
          <table:table-cell office:value-type="float" office:value="1.288375" calcext:value-type="float">
            <text:p>1.288375</text:p>
          </table:table-cell>
          <table:table-cell office:value-type="float" office:value="1.313789" calcext:value-type="float">
            <text:p>1.313789</text:p>
          </table:table-cell>
          <table:table-cell office:value-type="float" office:value="0.41" calcext:value-type="float">
            <text:p>0.41</text:p>
          </table:table-cell>
          <table:table-cell office:value-type="float" office:value="-1.24358" calcext:value-type="float">
            <text:p>-1.24358</text:p>
          </table:table-cell>
          <table:table-cell table:formula="of:=[.D78]-2*[.D79]+[.D80]" office:value-type="float" office:value="-0.0000179999999998515" calcext:value-type="float">
            <text:p>-0.000018</text:p>
          </table:table-cell>
          <table:table-cell table:number-columns-repeated="3"/>
        </table:table-row>
        <table:table-row table:style-name="ro1">
          <table:table-cell office:value-type="float" office:value="1.274011" calcext:value-type="float">
            <text:p>1.274011</text:p>
          </table:table-cell>
          <table:table-cell office:value-type="float" office:value="1.330826" calcext:value-type="float">
            <text:p>1.330826</text:p>
          </table:table-cell>
          <table:table-cell office:value-type="float" office:value="0.42" calcext:value-type="float">
            <text:p>0.42</text:p>
          </table:table-cell>
          <table:table-cell office:value-type="float" office:value="-1.243959" calcext:value-type="float">
            <text:p>-1.243959</text:p>
          </table:table-cell>
          <table:table-cell table:formula="of:=[.D79]-2*[.D80]+[.D81]" office:value-type="float" office:value="-0.0000180000000000735" calcext:value-type="float">
            <text:p>-0.000018</text:p>
          </table:table-cell>
          <table:table-cell table:number-columns-repeated="3"/>
        </table:table-row>
        <table:table-row table:style-name="ro1">
          <table:table-cell office:value-type="float" office:value="1.259647" calcext:value-type="float">
            <text:p>1.259647</text:p>
          </table:table-cell>
          <table:table-cell office:value-type="float" office:value="1.347863" calcext:value-type="float">
            <text:p>1.347863</text:p>
          </table:table-cell>
          <table:table-cell office:value-type="float" office:value="0.43" calcext:value-type="float">
            <text:p>0.43</text:p>
          </table:table-cell>
          <table:table-cell office:value-type="float" office:value="-1.244356" calcext:value-type="float">
            <text:p>-1.244356</text:p>
          </table:table-cell>
          <table:table-cell table:formula="of:=[.D80]-2*[.D81]+[.D82]" office:value-type="float" office:value="-0.0000180000000000735" calcext:value-type="float">
            <text:p>-0.000018</text:p>
          </table:table-cell>
          <table:table-cell table:number-columns-repeated="3"/>
        </table:table-row>
        <table:table-row table:style-name="ro1">
          <table:table-cell office:value-type="float" office:value="1.245283" calcext:value-type="float">
            <text:p>1.245283</text:p>
          </table:table-cell>
          <table:table-cell office:value-type="float" office:value="1.3649" calcext:value-type="float">
            <text:p>1.3649</text:p>
          </table:table-cell>
          <table:table-cell office:value-type="float" office:value="0.44" calcext:value-type="float">
            <text:p>0.44</text:p>
          </table:table-cell>
          <table:table-cell office:value-type="float" office:value="-1.244771" calcext:value-type="float">
            <text:p>-1.244771</text:p>
          </table:table-cell>
          <table:table-cell table:formula="of:=[.D81]-2*[.D82]+[.D83]" office:value-type="float" office:value="-0.0000179999999998515" calcext:value-type="float">
            <text:p>-0.000018</text:p>
          </table:table-cell>
          <table:table-cell table:number-columns-repeated="3"/>
        </table:table-row>
        <table:table-row table:style-name="ro1">
          <table:table-cell office:value-type="float" office:value="1.230919" calcext:value-type="float">
            <text:p>1.230919</text:p>
          </table:table-cell>
          <table:table-cell office:value-type="float" office:value="1.381937" calcext:value-type="float">
            <text:p>1.381937</text:p>
          </table:table-cell>
          <table:table-cell office:value-type="float" office:value="0.45" calcext:value-type="float">
            <text:p>0.45</text:p>
          </table:table-cell>
          <table:table-cell office:value-type="float" office:value="-1.245204" calcext:value-type="float">
            <text:p>-1.245204</text:p>
          </table:table-cell>
          <table:table-cell table:formula="of:=[.D82]-2*[.D83]+[.D84]" office:value-type="float" office:value="-0.000020000000000131" calcext:value-type="float">
            <text:p>-0.00002</text:p>
          </table:table-cell>
          <table:table-cell table:number-columns-repeated="3"/>
        </table:table-row>
        <table:table-row table:style-name="ro1">
          <table:table-cell office:value-type="float" office:value="1.216555" calcext:value-type="float">
            <text:p>1.216555</text:p>
          </table:table-cell>
          <table:table-cell office:value-type="float" office:value="1.398974" calcext:value-type="float">
            <text:p>1.398974</text:p>
          </table:table-cell>
          <table:table-cell office:value-type="float" office:value="0.46" calcext:value-type="float">
            <text:p>0.46</text:p>
          </table:table-cell>
          <table:table-cell office:value-type="float" office:value="-1.245657" calcext:value-type="float">
            <text:p>-1.245657</text:p>
          </table:table-cell>
          <table:table-cell table:formula="of:=[.D83]-2*[.D84]+[.D85]" office:value-type="float" office:value="-0.0000179999999998515" calcext:value-type="float">
            <text:p>-0.000018</text:p>
          </table:table-cell>
          <table:table-cell table:number-columns-repeated="3"/>
        </table:table-row>
        <table:table-row table:style-name="ro1">
          <table:table-cell office:value-type="float" office:value="1.202191" calcext:value-type="float">
            <text:p>1.202191</text:p>
          </table:table-cell>
          <table:table-cell office:value-type="float" office:value="1.416011" calcext:value-type="float">
            <text:p>1.416011</text:p>
          </table:table-cell>
          <table:table-cell office:value-type="float" office:value="0.47" calcext:value-type="float">
            <text:p>0.47</text:p>
          </table:table-cell>
          <table:table-cell office:value-type="float" office:value="-1.246128" calcext:value-type="float">
            <text:p>-1.246128</text:p>
          </table:table-cell>
          <table:table-cell table:formula="of:=[.D84]-2*[.D85]+[.D86]" office:value-type="float" office:value="-0.000020000000000131" calcext:value-type="float">
            <text:p>-0.00002</text:p>
          </table:table-cell>
          <table:table-cell table:number-columns-repeated="3"/>
        </table:table-row>
        <table:table-row table:style-name="ro1">
          <table:table-cell office:value-type="float" office:value="1.187827" calcext:value-type="float">
            <text:p>1.187827</text:p>
          </table:table-cell>
          <table:table-cell office:value-type="float" office:value="1.433048" calcext:value-type="float">
            <text:p>1.433048</text:p>
          </table:table-cell>
          <table:table-cell office:value-type="float" office:value="0.48" calcext:value-type="float">
            <text:p>0.48</text:p>
          </table:table-cell>
          <table:table-cell office:value-type="float" office:value="-1.246619" calcext:value-type="float">
            <text:p>-1.246619</text:p>
          </table:table-cell>
          <table:table-cell table:formula="of:=[.D85]-2*[.D86]+[.D87]" office:value-type="float" office:value="-0.0000189999999999912" calcext:value-type="float">
            <text:p>-0.000019</text:p>
          </table:table-cell>
          <table:table-cell table:number-columns-repeated="3"/>
        </table:table-row>
        <table:table-row table:style-name="ro1">
          <table:table-cell office:value-type="float" office:value="1.173463" calcext:value-type="float">
            <text:p>1.173463</text:p>
          </table:table-cell>
          <table:table-cell office:value-type="float" office:value="1.450085" calcext:value-type="float">
            <text:p>1.450085</text:p>
          </table:table-cell>
          <table:table-cell office:value-type="float" office:value="0.49" calcext:value-type="float">
            <text:p>0.49</text:p>
          </table:table-cell>
          <table:table-cell office:value-type="float" office:value="-1.247129" calcext:value-type="float">
            <text:p>-1.247129</text:p>
          </table:table-cell>
          <table:table-cell table:formula="of:=[.D86]-2*[.D87]+[.D88]" office:value-type="float" office:value="-0.0000189999999999912" calcext:value-type="float">
            <text:p>-0.000019</text:p>
          </table:table-cell>
          <table:table-cell table:number-columns-repeated="3"/>
        </table:table-row>
        <table:table-row table:style-name="ro1">
          <table:table-cell office:value-type="float" office:value="1.159099" calcext:value-type="float">
            <text:p>1.159099</text:p>
          </table:table-cell>
          <table:table-cell office:value-type="float" office:value="1.467122" calcext:value-type="float">
            <text:p>1.467122</text:p>
          </table:table-cell>
          <table:table-cell office:value-type="float" office:value="0.5" calcext:value-type="float">
            <text:p>0.5</text:p>
          </table:table-cell>
          <table:table-cell office:value-type="float" office:value="-1.247658" calcext:value-type="float">
            <text:p>-1.247658</text:p>
          </table:table-cell>
          <table:table-cell table:formula="of:=[.D87]-2*[.D88]+[.D89]" office:value-type="float" office:value="-0.000020000000000131" calcext:value-type="float">
            <text:p>-0.00002</text:p>
          </table:table-cell>
          <table:table-cell table:number-columns-repeated="3"/>
        </table:table-row>
        <table:table-row table:style-name="ro1">
          <table:table-cell office:value-type="float" office:value="1.144736" calcext:value-type="float">
            <text:p>1.144736</text:p>
          </table:table-cell>
          <table:table-cell office:value-type="float" office:value="1.484158" calcext:value-type="float">
            <text:p>1.484158</text:p>
          </table:table-cell>
          <table:table-cell office:value-type="float" office:value="0.51" calcext:value-type="float">
            <text:p>0.51</text:p>
          </table:table-cell>
          <table:table-cell office:value-type="float" office:value="-1.248207" calcext:value-type="float">
            <text:p>-1.248207</text:p>
          </table:table-cell>
          <table:table-cell table:formula="of:=[.D88]-2*[.D89]+[.D90]" office:value-type="float" office:value="-0.0000189999999997692" calcext:value-type="float">
            <text:p>-0.000019</text:p>
          </table:table-cell>
          <table:table-cell table:number-columns-repeated="3"/>
        </table:table-row>
        <table:table-row table:style-name="ro1">
          <table:table-cell office:value-type="float" office:value="1.130372" calcext:value-type="float">
            <text:p>1.130372</text:p>
          </table:table-cell>
          <table:table-cell office:value-type="float" office:value="1.501195" calcext:value-type="float">
            <text:p>1.501195</text:p>
          </table:table-cell>
          <table:table-cell office:value-type="float" office:value="0.52" calcext:value-type="float">
            <text:p>0.52</text:p>
          </table:table-cell>
          <table:table-cell office:value-type="float" office:value="-1.248775" calcext:value-type="float">
            <text:p>-1.248775</text:p>
          </table:table-cell>
          <table:table-cell table:formula="of:=[.D89]-2*[.D90]+[.D91]" office:value-type="float" office:value="-0.0000190000000002133" calcext:value-type="float">
            <text:p>-0.000019</text:p>
          </table:table-cell>
          <table:table-cell table:number-columns-repeated="3"/>
        </table:table-row>
        <table:table-row table:style-name="ro1">
          <table:table-cell office:value-type="float" office:value="1.116008" calcext:value-type="float">
            <text:p>1.116008</text:p>
          </table:table-cell>
          <table:table-cell office:value-type="float" office:value="1.518232" calcext:value-type="float">
            <text:p>1.518232</text:p>
          </table:table-cell>
          <table:table-cell office:value-type="float" office:value="0.53" calcext:value-type="float">
            <text:p>0.53</text:p>
          </table:table-cell>
          <table:table-cell office:value-type="float" office:value="-1.249362" calcext:value-type="float">
            <text:p>-1.249362</text:p>
          </table:table-cell>
          <table:table-cell table:formula="of:=[.D90]-2*[.D91]+[.D92]" office:value-type="float" office:value="-0.000019999999999909" calcext:value-type="float">
            <text:p>-0.00002</text:p>
          </table:table-cell>
          <table:table-cell table:number-columns-repeated="3"/>
        </table:table-row>
        <table:table-row table:style-name="ro1">
          <table:table-cell office:value-type="float" office:value="1.101644" calcext:value-type="float">
            <text:p>1.101644</text:p>
          </table:table-cell>
          <table:table-cell office:value-type="float" office:value="1.535269" calcext:value-type="float">
            <text:p>1.535269</text:p>
          </table:table-cell>
          <table:table-cell office:value-type="float" office:value="0.54" calcext:value-type="float">
            <text:p>0.54</text:p>
          </table:table-cell>
          <table:table-cell office:value-type="float" office:value="-1.249969" calcext:value-type="float">
            <text:p>-1.249969</text:p>
          </table:table-cell>
          <table:table-cell table:formula="of:=[.D91]-2*[.D92]+[.D93]" office:value-type="float" office:value="-0.000019999999999909" calcext:value-type="float">
            <text:p>-0.00002</text:p>
          </table:table-cell>
          <table:table-cell table:number-columns-repeated="3"/>
        </table:table-row>
        <table:table-row table:style-name="ro1">
          <table:table-cell office:value-type="float" office:value="1.08728" calcext:value-type="float">
            <text:p>1.08728</text:p>
          </table:table-cell>
          <table:table-cell office:value-type="float" office:value="1.552306" calcext:value-type="float">
            <text:p>1.552306</text:p>
          </table:table-cell>
          <table:table-cell office:value-type="float" office:value="0.55" calcext:value-type="float">
            <text:p>0.55</text:p>
          </table:table-cell>
          <table:table-cell office:value-type="float" office:value="-1.250596" calcext:value-type="float">
            <text:p>-1.250596</text:p>
          </table:table-cell>
          <table:table-cell table:formula="of:=[.D92]-2*[.D93]+[.D94]" office:value-type="float" office:value="-0.0000180000000000735" calcext:value-type="float">
            <text:p>-0.000018</text:p>
          </table:table-cell>
          <table:table-cell table:number-columns-repeated="3"/>
        </table:table-row>
        <table:table-row table:style-name="ro1">
          <table:table-cell office:value-type="float" office:value="1.072916" calcext:value-type="float">
            <text:p>1.072916</text:p>
          </table:table-cell>
          <table:table-cell office:value-type="float" office:value="1.569343" calcext:value-type="float">
            <text:p>1.569343</text:p>
          </table:table-cell>
          <table:table-cell office:value-type="float" office:value="0.56" calcext:value-type="float">
            <text:p>0.56</text:p>
          </table:table-cell>
          <table:table-cell office:value-type="float" office:value="-1.251241" calcext:value-type="float">
            <text:p>-1.251241</text:p>
          </table:table-cell>
          <table:table-cell table:formula="of:=[.D93]-2*[.D94]+[.D95]" office:value-type="float" office:value="-0.0000189999999999912" calcext:value-type="float">
            <text:p>-0.000019</text:p>
          </table:table-cell>
          <table:table-cell table:number-columns-repeated="3"/>
        </table:table-row>
        <table:table-row table:style-name="ro1">
          <table:table-cell office:value-type="float" office:value="1.058552" calcext:value-type="float">
            <text:p>1.058552</text:p>
          </table:table-cell>
          <table:table-cell office:value-type="float" office:value="1.58638" calcext:value-type="float">
            <text:p>1.58638</text:p>
          </table:table-cell>
          <table:table-cell office:value-type="float" office:value="0.57" calcext:value-type="float">
            <text:p>0.57</text:p>
          </table:table-cell>
          <table:table-cell office:value-type="float" office:value="-1.251905" calcext:value-type="float">
            <text:p>-1.251905</text:p>
          </table:table-cell>
          <table:table-cell table:formula="of:=[.D94]-2*[.D95]+[.D96]" office:value-type="float" office:value="-0.0000189999999999912" calcext:value-type="float">
            <text:p>-0.000019</text:p>
          </table:table-cell>
          <table:table-cell table:number-columns-repeated="3"/>
        </table:table-row>
        <table:table-row table:style-name="ro1">
          <table:table-cell office:value-type="float" office:value="1.044188" calcext:value-type="float">
            <text:p>1.044188</text:p>
          </table:table-cell>
          <table:table-cell office:value-type="float" office:value="1.603417" calcext:value-type="float">
            <text:p>1.603417</text:p>
          </table:table-cell>
          <table:table-cell office:value-type="float" office:value="0.58" calcext:value-type="float">
            <text:p>0.58</text:p>
          </table:table-cell>
          <table:table-cell office:value-type="float" office:value="-1.252588" calcext:value-type="float">
            <text:p>-1.252588</text:p>
          </table:table-cell>
          <table:table-cell table:formula="of:=[.D95]-2*[.D96]+[.D97]" office:value-type="float" office:value="-0.0000189999999999912" calcext:value-type="float">
            <text:p>-0.000019</text:p>
          </table:table-cell>
          <table:table-cell table:number-columns-repeated="3"/>
        </table:table-row>
        <table:table-row table:style-name="ro1">
          <table:table-cell office:value-type="float" office:value="1.029824" calcext:value-type="float">
            <text:p>1.029824</text:p>
          </table:table-cell>
          <table:table-cell office:value-type="float" office:value="1.620454" calcext:value-type="float">
            <text:p>1.620454</text:p>
          </table:table-cell>
          <table:table-cell office:value-type="float" office:value="0.59" calcext:value-type="float">
            <text:p>0.59</text:p>
          </table:table-cell>
          <table:table-cell office:value-type="float" office:value="-1.25329" calcext:value-type="float">
            <text:p>-1.25329</text:p>
          </table:table-cell>
          <table:table-cell table:formula="of:=[.D96]-2*[.D97]+[.D98]" office:value-type="float" office:value="-0.0000180000000000735" calcext:value-type="float">
            <text:p>-0.000018</text:p>
          </table:table-cell>
          <table:table-cell table:number-columns-repeated="3"/>
        </table:table-row>
        <table:table-row table:style-name="ro1">
          <table:table-cell office:value-type="float" office:value="1.015461" calcext:value-type="float">
            <text:p>1.015461</text:p>
          </table:table-cell>
          <table:table-cell office:value-type="float" office:value="1.637491" calcext:value-type="float">
            <text:p>1.637491</text:p>
          </table:table-cell>
          <table:table-cell office:value-type="float" office:value="0.6" calcext:value-type="float">
            <text:p>0.6</text:p>
          </table:table-cell>
          <table:table-cell office:value-type="float" office:value="-1.25401" calcext:value-type="float">
            <text:p>-1.25401</text:p>
          </table:table-cell>
          <table:table-cell table:formula="of:=[.D97]-2*[.D98]+[.D99]" office:value-type="float" office:value="-0.0000169999999999337" calcext:value-type="float">
            <text:p>-0.000017</text:p>
          </table:table-cell>
          <table:table-cell table:number-columns-repeated="3"/>
        </table:table-row>
        <table:table-row table:style-name="ro1">
          <table:table-cell office:value-type="float" office:value="1.001097" calcext:value-type="float">
            <text:p>1.001097</text:p>
          </table:table-cell>
          <table:table-cell office:value-type="float" office:value="1.654528" calcext:value-type="float">
            <text:p>1.654528</text:p>
          </table:table-cell>
          <table:table-cell office:value-type="float" office:value="0.61" calcext:value-type="float">
            <text:p>0.61</text:p>
          </table:table-cell>
          <table:table-cell office:value-type="float" office:value="-1.254747" calcext:value-type="float">
            <text:p>-1.254747</text:p>
          </table:table-cell>
          <table:table-cell table:formula="of:=[.D98]-2*[.D99]+[.D100]" office:value-type="float" office:value="-0.0000189999999999912" calcext:value-type="float">
            <text:p>-0.000019</text:p>
          </table:table-cell>
          <table:table-cell table:number-columns-repeated="3"/>
        </table:table-row>
        <table:table-row table:style-name="ro1">
          <table:table-cell office:value-type="float" office:value="0.986733" calcext:value-type="float">
            <text:p>0.986733</text:p>
          </table:table-cell>
          <table:table-cell office:value-type="float" office:value="1.671565" calcext:value-type="float">
            <text:p>1.671565</text:p>
          </table:table-cell>
          <table:table-cell office:value-type="float" office:value="0.62" calcext:value-type="float">
            <text:p>0.62</text:p>
          </table:table-cell>
          <table:table-cell office:value-type="float" office:value="-1.255503" calcext:value-type="float">
            <text:p>-1.255503</text:p>
          </table:table-cell>
          <table:table-cell table:formula="of:=[.D99]-2*[.D100]+[.D101]" office:value-type="float" office:value="-0.000016000000000016" calcext:value-type="float">
            <text:p>-0.000016</text:p>
          </table:table-cell>
          <table:table-cell table:number-columns-repeated="3"/>
        </table:table-row>
        <table:table-row table:style-name="ro1">
          <table:table-cell office:value-type="float" office:value="0.972369" calcext:value-type="float">
            <text:p>0.972369</text:p>
          </table:table-cell>
          <table:table-cell office:value-type="float" office:value="1.688602" calcext:value-type="float">
            <text:p>1.688602</text:p>
          </table:table-cell>
          <table:table-cell office:value-type="float" office:value="0.63" calcext:value-type="float">
            <text:p>0.63</text:p>
          </table:table-cell>
          <table:table-cell office:value-type="float" office:value="-1.256275" calcext:value-type="float">
            <text:p>-1.256275</text:p>
          </table:table-cell>
          <table:table-cell table:formula="of:=[.D100]-2*[.D101]+[.D102]" office:value-type="float" office:value="-0.0000169999999999337" calcext:value-type="float">
            <text:p>-0.000017</text:p>
          </table:table-cell>
          <table:table-cell table:number-columns-repeated="3"/>
        </table:table-row>
        <table:table-row table:style-name="ro1">
          <table:table-cell office:value-type="float" office:value="0.958005" calcext:value-type="float">
            <text:p>0.958005</text:p>
          </table:table-cell>
          <table:table-cell office:value-type="float" office:value="1.705639" calcext:value-type="float">
            <text:p>1.705639</text:p>
          </table:table-cell>
          <table:table-cell office:value-type="float" office:value="0.64" calcext:value-type="float">
            <text:p>0.64</text:p>
          </table:table-cell>
          <table:table-cell office:value-type="float" office:value="-1.257064" calcext:value-type="float">
            <text:p>-1.257064</text:p>
          </table:table-cell>
          <table:table-cell table:formula="of:=[.D101]-2*[.D102]+[.D103]" office:value-type="float" office:value="-0.000016000000000016" calcext:value-type="float">
            <text:p>-0.000016</text:p>
          </table:table-cell>
          <table:table-cell table:number-columns-repeated="3"/>
        </table:table-row>
        <table:table-row table:style-name="ro1">
          <table:table-cell office:value-type="float" office:value="0.943641" calcext:value-type="float">
            <text:p>0.943641</text:p>
          </table:table-cell>
          <table:table-cell office:value-type="float" office:value="1.722676" calcext:value-type="float">
            <text:p>1.722676</text:p>
          </table:table-cell>
          <table:table-cell office:value-type="float" office:value="0.65" calcext:value-type="float">
            <text:p>0.65</text:p>
          </table:table-cell>
          <table:table-cell office:value-type="float" office:value="-1.257869" calcext:value-type="float">
            <text:p>-1.257869</text:p>
          </table:table-cell>
          <table:table-cell table:formula="of:=[.D102]-2*[.D103]+[.D104]" office:value-type="float" office:value="-0.000016000000000238" calcext:value-type="float">
            <text:p>-0.000016</text:p>
          </table:table-cell>
          <table:table-cell table:number-columns-repeated="3"/>
        </table:table-row>
        <table:table-row table:style-name="ro1">
          <table:table-cell office:value-type="float" office:value="0.929277" calcext:value-type="float">
            <text:p>0.929277</text:p>
          </table:table-cell>
          <table:table-cell office:value-type="float" office:value="1.739713" calcext:value-type="float">
            <text:p>1.739713</text:p>
          </table:table-cell>
          <table:table-cell office:value-type="float" office:value="0.66" calcext:value-type="float">
            <text:p>0.66</text:p>
          </table:table-cell>
          <table:table-cell office:value-type="float" office:value="-1.25869" calcext:value-type="float">
            <text:p>-1.25869</text:p>
          </table:table-cell>
          <table:table-cell table:formula="of:=[.D103]-2*[.D104]+[.D105]" office:value-type="float" office:value="-0.0000149999999996542" calcext:value-type="float">
            <text:p>-0.000015</text:p>
          </table:table-cell>
          <table:table-cell table:number-columns-repeated="3"/>
        </table:table-row>
        <table:table-row table:style-name="ro1">
          <table:table-cell office:value-type="float" office:value="0.914913" calcext:value-type="float">
            <text:p>0.914913</text:p>
          </table:table-cell>
          <table:table-cell office:value-type="float" office:value="1.75675" calcext:value-type="float">
            <text:p>1.75675</text:p>
          </table:table-cell>
          <table:table-cell office:value-type="float" office:value="0.67" calcext:value-type="float">
            <text:p>0.67</text:p>
          </table:table-cell>
          <table:table-cell office:value-type="float" office:value="-1.259526" calcext:value-type="float">
            <text:p>-1.259526</text:p>
          </table:table-cell>
          <table:table-cell table:formula="of:=[.D104]-2*[.D105]+[.D106]" office:value-type="float" office:value="-0.0000150000000003203" calcext:value-type="float">
            <text:p>-0.000015</text:p>
          </table:table-cell>
          <table:table-cell table:number-columns-repeated="3"/>
        </table:table-row>
        <table:table-row table:style-name="ro1">
          <table:table-cell office:value-type="float" office:value="0.900549" calcext:value-type="float">
            <text:p>0.900549</text:p>
          </table:table-cell>
          <table:table-cell office:value-type="float" office:value="1.773787" calcext:value-type="float">
            <text:p>1.773787</text:p>
          </table:table-cell>
          <table:table-cell office:value-type="float" office:value="0.68" calcext:value-type="float">
            <text:p>0.68</text:p>
          </table:table-cell>
          <table:table-cell office:value-type="float" office:value="-1.260377" calcext:value-type="float">
            <text:p>-1.260377</text:p>
          </table:table-cell>
          <table:table-cell table:formula="of:=[.D105]-2*[.D106]+[.D107]" office:value-type="float" office:value="-0.0000129999999998187" calcext:value-type="float">
            <text:p>-0.000013</text:p>
          </table:table-cell>
          <table:table-cell table:number-columns-repeated="3"/>
        </table:table-row>
        <table:table-row table:style-name="ro1">
          <table:table-cell office:value-type="float" office:value="0.886186" calcext:value-type="float">
            <text:p>0.886186</text:p>
          </table:table-cell>
          <table:table-cell office:value-type="float" office:value="1.790824" calcext:value-type="float">
            <text:p>1.790824</text:p>
          </table:table-cell>
          <table:table-cell office:value-type="float" office:value="0.69" calcext:value-type="float">
            <text:p>0.69</text:p>
          </table:table-cell>
          <table:table-cell office:value-type="float" office:value="-1.261241" calcext:value-type="float">
            <text:p>-1.261241</text:p>
          </table:table-cell>
          <table:table-cell table:formula="of:=[.D106]-2*[.D107]+[.D108]" office:value-type="float" office:value="-0.0000130000000000408" calcext:value-type="float">
            <text:p>-0.000013</text:p>
          </table:table-cell>
          <table:table-cell table:number-columns-repeated="3"/>
        </table:table-row>
        <table:table-row table:style-name="ro1">
          <table:table-cell office:value-type="float" office:value="0.871822" calcext:value-type="float">
            <text:p>0.871822</text:p>
          </table:table-cell>
          <table:table-cell office:value-type="float" office:value="1.807861" calcext:value-type="float">
            <text:p>1.807861</text:p>
          </table:table-cell>
          <table:table-cell office:value-type="float" office:value="0.7" calcext:value-type="float">
            <text:p>0.7</text:p>
          </table:table-cell>
          <table:table-cell office:value-type="float" office:value="-1.262118" calcext:value-type="float">
            <text:p>-1.262118</text:p>
          </table:table-cell>
          <table:table-cell table:formula="of:=[.D107]-2*[.D108]+[.D109]" office:value-type="float" office:value="-0.0000129999999998187" calcext:value-type="float">
            <text:p>-0.000013</text:p>
          </table:table-cell>
          <table:table-cell table:number-columns-repeated="3"/>
        </table:table-row>
        <table:table-row table:style-name="ro1">
          <table:table-cell office:value-type="float" office:value="0.857458" calcext:value-type="float">
            <text:p>0.857458</text:p>
          </table:table-cell>
          <table:table-cell office:value-type="float" office:value="1.824897" calcext:value-type="float">
            <text:p>1.824897</text:p>
          </table:table-cell>
          <table:table-cell office:value-type="float" office:value="0.71" calcext:value-type="float">
            <text:p>0.71</text:p>
          </table:table-cell>
          <table:table-cell office:value-type="float" office:value="-1.263008" calcext:value-type="float">
            <text:p>-1.263008</text:p>
          </table:table-cell>
          <table:table-cell table:formula="of:=[.D108]-2*[.D109]+[.D110]" office:value-type="float" office:value="-0.0000110000000002053" calcext:value-type="float">
            <text:p>-0.000011</text:p>
          </table:table-cell>
          <table:table-cell table:number-columns-repeated="3"/>
        </table:table-row>
        <table:table-row table:style-name="ro1">
          <table:table-cell office:value-type="float" office:value="0.843094" calcext:value-type="float">
            <text:p>0.843094</text:p>
          </table:table-cell>
          <table:table-cell office:value-type="float" office:value="1.841934" calcext:value-type="float">
            <text:p>1.841934</text:p>
          </table:table-cell>
          <table:table-cell office:value-type="float" office:value="0.72" calcext:value-type="float">
            <text:p>0.72</text:p>
          </table:table-cell>
          <table:table-cell office:value-type="float" office:value="-1.263909" calcext:value-type="float">
            <text:p>-1.263909</text:p>
          </table:table-cell>
          <table:table-cell table:formula="of:=[.D109]-2*[.D110]+[.D111]" office:value-type="float" office:value="-0.0000109999999999832" calcext:value-type="float">
            <text:p>-0.000011</text:p>
          </table:table-cell>
          <table:table-cell table:number-columns-repeated="3"/>
        </table:table-row>
        <table:table-row table:style-name="ro1">
          <table:table-cell office:value-type="float" office:value="0.82873" calcext:value-type="float">
            <text:p>0.82873</text:p>
          </table:table-cell>
          <table:table-cell office:value-type="float" office:value="1.858971" calcext:value-type="float">
            <text:p>1.858971</text:p>
          </table:table-cell>
          <table:table-cell office:value-type="float" office:value="0.73" calcext:value-type="float">
            <text:p>0.73</text:p>
          </table:table-cell>
          <table:table-cell office:value-type="float" office:value="-1.264821" calcext:value-type="float">
            <text:p>-1.264821</text:p>
          </table:table-cell>
          <table:table-cell table:formula="of:=[.D110]-2*[.D111]+[.D112]" office:value-type="float" office:value="-0.00000899999999992573" calcext:value-type="float">
            <text:p>-0.000009</text:p>
          </table:table-cell>
          <table:table-cell table:number-columns-repeated="3"/>
        </table:table-row>
        <table:table-row table:style-name="ro1">
          <table:table-cell office:value-type="float" office:value="0.814366" calcext:value-type="float">
            <text:p>0.814366</text:p>
          </table:table-cell>
          <table:table-cell office:value-type="float" office:value="1.876008" calcext:value-type="float">
            <text:p>1.876008</text:p>
          </table:table-cell>
          <table:table-cell office:value-type="float" office:value="0.74" calcext:value-type="float">
            <text:p>0.74</text:p>
          </table:table-cell>
          <table:table-cell office:value-type="float" office:value="-1.265742" calcext:value-type="float">
            <text:p>-1.265742</text:p>
          </table:table-cell>
          <table:table-cell table:formula="of:=[.D111]-2*[.D112]+[.D113]" office:value-type="float" office:value="-0.00000900000000014778" calcext:value-type="float">
            <text:p>-0.000009</text:p>
          </table:table-cell>
          <table:table-cell table:number-columns-repeated="3"/>
        </table:table-row>
        <table:table-row table:style-name="ro1">
          <table:table-cell office:value-type="float" office:value="0.800002" calcext:value-type="float">
            <text:p>0.800002</text:p>
          </table:table-cell>
          <table:table-cell office:value-type="float" office:value="1.893045" calcext:value-type="float">
            <text:p>1.893045</text:p>
          </table:table-cell>
          <table:table-cell office:value-type="float" office:value="0.75" calcext:value-type="float">
            <text:p>0.75</text:p>
          </table:table-cell>
          <table:table-cell office:value-type="float" office:value="-1.266672" calcext:value-type="float">
            <text:p>-1.266672</text:p>
          </table:table-cell>
          <table:table-cell table:formula="of:=[.D112]-2*[.D113]+[.D114]" office:value-type="float" office:value="-0.00000799999999978596" calcext:value-type="float">
            <text:p>-0.000008</text:p>
          </table:table-cell>
          <table:table-cell table:number-columns-repeated="3"/>
        </table:table-row>
        <table:table-row table:style-name="ro1">
          <table:table-cell office:value-type="float" office:value="0.785638" calcext:value-type="float">
            <text:p>0.785638</text:p>
          </table:table-cell>
          <table:table-cell office:value-type="float" office:value="1.910082" calcext:value-type="float">
            <text:p>1.910082</text:p>
          </table:table-cell>
          <table:table-cell office:value-type="float" office:value="0.76" calcext:value-type="float">
            <text:p>0.76</text:p>
          </table:table-cell>
          <table:table-cell office:value-type="float" office:value="-1.26761" calcext:value-type="float">
            <text:p>-1.26761</text:p>
          </table:table-cell>
          <table:table-cell table:formula="of:=[.D113]-2*[.D114]+[.D115]" office:value-type="float" office:value="-0.00000600000000017253" calcext:value-type="float">
            <text:p>-0.000006</text:p>
          </table:table-cell>
          <table:table-cell table:number-columns-repeated="3"/>
        </table:table-row>
        <table:table-row table:style-name="ro1">
          <table:table-cell office:value-type="float" office:value="0.771274" calcext:value-type="float">
            <text:p>0.771274</text:p>
          </table:table-cell>
          <table:table-cell office:value-type="float" office:value="1.927119" calcext:value-type="float">
            <text:p>1.927119</text:p>
          </table:table-cell>
          <table:table-cell office:value-type="float" office:value="0.77" calcext:value-type="float">
            <text:p>0.77</text:p>
          </table:table-cell>
          <table:table-cell office:value-type="float" office:value="-1.268554" calcext:value-type="float">
            <text:p>-1.268554</text:p>
          </table:table-cell>
          <table:table-cell table:formula="of:=[.D114]-2*[.D115]+[.D116]" office:value-type="float" office:value="-0.00000500000000003276" calcext:value-type="float">
            <text:p>-0.000005</text:p>
          </table:table-cell>
          <table:table-cell table:number-columns-repeated="3"/>
        </table:table-row>
        <table:table-row table:style-name="ro1">
          <table:table-cell office:value-type="float" office:value="0.756911" calcext:value-type="float">
            <text:p>0.756911</text:p>
          </table:table-cell>
          <table:table-cell office:value-type="float" office:value="1.944156" calcext:value-type="float">
            <text:p>1.944156</text:p>
          </table:table-cell>
          <table:table-cell office:value-type="float" office:value="0.78" calcext:value-type="float">
            <text:p>0.78</text:p>
          </table:table-cell>
          <table:table-cell office:value-type="float" office:value="-1.269503" calcext:value-type="float">
            <text:p>-1.269503</text:p>
          </table:table-cell>
          <table:table-cell table:formula="of:=[.D115]-2*[.D116]+[.D117]" office:value-type="float" office:value="-0.00000499999999981071" calcext:value-type="float">
            <text:p>-0.000005</text:p>
          </table:table-cell>
          <table:table-cell table:number-columns-repeated="3"/>
        </table:table-row>
        <table:table-row table:style-name="ro1">
          <table:table-cell office:value-type="float" office:value="0.742547" calcext:value-type="float">
            <text:p>0.742547</text:p>
          </table:table-cell>
          <table:table-cell office:value-type="float" office:value="1.961193" calcext:value-type="float">
            <text:p>1.961193</text:p>
          </table:table-cell>
          <table:table-cell office:value-type="float" office:value="0.79" calcext:value-type="float">
            <text:p>0.79</text:p>
          </table:table-cell>
          <table:table-cell office:value-type="float" office:value="-1.270457" calcext:value-type="float">
            <text:p>-1.270457</text:p>
          </table:table-cell>
          <table:table-cell table:formula="of:=[.D116]-2*[.D117]+[.D118]" office:value-type="float" office:value="-0.00000200000000005751" calcext:value-type="float">
            <text:p>-0.000002</text:p>
          </table:table-cell>
          <table:table-cell table:number-columns-repeated="3"/>
        </table:table-row>
        <table:table-row table:style-name="ro1">
          <table:table-cell office:value-type="float" office:value="0.728183" calcext:value-type="float">
            <text:p>0.728183</text:p>
          </table:table-cell>
          <table:table-cell office:value-type="float" office:value="1.97823" calcext:value-type="float">
            <text:p>1.97823</text:p>
          </table:table-cell>
          <table:table-cell office:value-type="float" office:value="0.8" calcext:value-type="float">
            <text:p>0.8</text:p>
          </table:table-cell>
          <table:table-cell office:value-type="float" office:value="-1.271413" calcext:value-type="float">
            <text:p>-1.271413</text:p>
          </table:table-cell>
          <table:table-cell table:formula="of:=[.D117]-2*[.D118]+[.D119]" office:value-type="float" office:value="-0.00000200000000005751" calcext:value-type="float">
            <text:p>-0.000002</text:p>
          </table:table-cell>
          <table:table-cell table:number-columns-repeated="3"/>
        </table:table-row>
        <table:table-row table:style-name="ro1">
          <table:table-cell office:value-type="float" office:value="0.713819" calcext:value-type="float">
            <text:p>0.713819</text:p>
          </table:table-cell>
          <table:table-cell office:value-type="float" office:value="1.995267" calcext:value-type="float">
            <text:p>1.995267</text:p>
          </table:table-cell>
          <table:table-cell office:value-type="float" office:value="0.81" calcext:value-type="float">
            <text:p>0.81</text:p>
          </table:table-cell>
          <table:table-cell office:value-type="float" office:value="-1.272371" calcext:value-type="float">
            <text:p>-1.272371</text:p>
          </table:table-cell>
          <table:table-cell table:formula="of:=[.D118]-2*[.D119]+[.D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99455" calcext:value-type="float">
            <text:p>0.699455</text:p>
          </table:table-cell>
          <table:table-cell office:value-type="float" office:value="2.012304" calcext:value-type="float">
            <text:p>2.012304</text:p>
          </table:table-cell>
          <table:table-cell office:value-type="float" office:value="0.82" calcext:value-type="float">
            <text:p>0.82</text:p>
          </table:table-cell>
          <table:table-cell office:value-type="float" office:value="-1.273329" calcext:value-type="float">
            <text:p>-1.273329</text:p>
          </table:table-cell>
          <table:table-cell table:formula="of:=[.D119]-2*[.D120]+[.D121]" office:value-type="float" office:value="0.00000200000000005751" calcext:value-type="float">
            <text:p>0.000002</text:p>
          </table:table-cell>
          <table:table-cell table:number-columns-repeated="3"/>
        </table:table-row>
        <table:table-row table:style-name="ro1">
          <table:table-cell office:value-type="float" office:value="0.685091" calcext:value-type="float">
            <text:p>0.685091</text:p>
          </table:table-cell>
          <table:table-cell office:value-type="float" office:value="2.029341" calcext:value-type="float">
            <text:p>2.029341</text:p>
          </table:table-cell>
          <table:table-cell office:value-type="float" office:value="0.83" calcext:value-type="float">
            <text:p>0.83</text:p>
          </table:table-cell>
          <table:table-cell office:value-type="float" office:value="-1.274285" calcext:value-type="float">
            <text:p>-1.274285</text:p>
          </table:table-cell>
          <table:table-cell table:formula="of:=[.D120]-2*[.D121]+[.D122]" office:value-type="float" office:value="0.00000399999999989298" calcext:value-type="float">
            <text:p>0.000004</text:p>
          </table:table-cell>
          <table:table-cell table:number-columns-repeated="3"/>
        </table:table-row>
        <table:table-row table:style-name="ro1">
          <table:table-cell office:value-type="float" office:value="0.670727" calcext:value-type="float">
            <text:p>0.670727</text:p>
          </table:table-cell>
          <table:table-cell office:value-type="float" office:value="2.046378" calcext:value-type="float">
            <text:p>2.046378</text:p>
          </table:table-cell>
          <table:table-cell office:value-type="float" office:value="0.84" calcext:value-type="float">
            <text:p>0.84</text:p>
          </table:table-cell>
          <table:table-cell office:value-type="float" office:value="-1.275237" calcext:value-type="float">
            <text:p>-1.275237</text:p>
          </table:table-cell>
          <table:table-cell table:formula="of:=[.D121]-2*[.D122]+[.D123]" office:value-type="float" office:value="0.00000400000000011502" calcext:value-type="float">
            <text:p>0.000004</text:p>
          </table:table-cell>
          <table:table-cell table:number-columns-repeated="3"/>
        </table:table-row>
        <table:table-row table:style-name="ro1">
          <table:table-cell office:value-type="float" office:value="0.656363" calcext:value-type="float">
            <text:p>0.656363</text:p>
          </table:table-cell>
          <table:table-cell office:value-type="float" office:value="2.063415" calcext:value-type="float">
            <text:p>2.063415</text:p>
          </table:table-cell>
          <table:table-cell office:value-type="float" office:value="0.85" calcext:value-type="float">
            <text:p>0.85</text:p>
          </table:table-cell>
          <table:table-cell office:value-type="float" office:value="-1.276185" calcext:value-type="float">
            <text:p>-1.276185</text:p>
          </table:table-cell>
          <table:table-cell table:formula="of:=[.D122]-2*[.D123]+[.D124]" office:value-type="float" office:value="0.00000799999999978596" calcext:value-type="float">
            <text:p>0.000008</text:p>
          </table:table-cell>
          <table:table-cell table:number-columns-repeated="3"/>
        </table:table-row>
        <table:table-row table:style-name="ro1">
          <table:table-cell office:value-type="float" office:value="0.641999" calcext:value-type="float">
            <text:p>0.641999</text:p>
          </table:table-cell>
          <table:table-cell office:value-type="float" office:value="2.080452" calcext:value-type="float">
            <text:p>2.080452</text:p>
          </table:table-cell>
          <table:table-cell office:value-type="float" office:value="0.86" calcext:value-type="float">
            <text:p>0.86</text:p>
          </table:table-cell>
          <table:table-cell office:value-type="float" office:value="-1.277125" calcext:value-type="float">
            <text:p>-1.277125</text:p>
          </table:table-cell>
          <table:table-cell table:formula="of:=[.D123]-2*[.D124]+[.D125]" office:value-type="float" office:value="0.00000800000000023005" calcext:value-type="float">
            <text:p>0.000008</text:p>
          </table:table-cell>
          <table:table-cell table:number-columns-repeated="3"/>
        </table:table-row>
        <table:table-row table:style-name="ro1">
          <table:table-cell office:value-type="float" office:value="0.627636" calcext:value-type="float">
            <text:p>0.627636</text:p>
          </table:table-cell>
          <table:table-cell office:value-type="float" office:value="2.097489" calcext:value-type="float">
            <text:p>2.097489</text:p>
          </table:table-cell>
          <table:table-cell office:value-type="float" office:value="0.87" calcext:value-type="float">
            <text:p>0.87</text:p>
          </table:table-cell>
          <table:table-cell office:value-type="float" office:value="-1.278057" calcext:value-type="float">
            <text:p>-1.278057</text:p>
          </table:table-cell>
          <table:table-cell table:formula="of:=[.D124]-2*[.D125]+[.D126]" office:value-type="float" office:value="0.000011999999999901" calcext:value-type="float">
            <text:p>0.000012</text:p>
          </table:table-cell>
          <table:table-cell table:number-columns-repeated="3"/>
        </table:table-row>
        <table:table-row table:style-name="ro1">
          <table:table-cell office:value-type="float" office:value="0.613272" calcext:value-type="float">
            <text:p>0.613272</text:p>
          </table:table-cell>
          <table:table-cell office:value-type="float" office:value="2.114526" calcext:value-type="float">
            <text:p>2.114526</text:p>
          </table:table-cell>
          <table:table-cell office:value-type="float" office:value="0.88" calcext:value-type="float">
            <text:p>0.88</text:p>
          </table:table-cell>
          <table:table-cell office:value-type="float" office:value="-1.278977" calcext:value-type="float">
            <text:p>-1.278977</text:p>
          </table:table-cell>
          <table:table-cell table:formula="of:=[.D125]-2*[.D126]+[.D127]" office:value-type="float" office:value="0.0000130000000000408" calcext:value-type="float">
            <text:p>0.000013</text:p>
          </table:table-cell>
          <table:table-cell table:number-columns-repeated="3"/>
        </table:table-row>
        <table:table-row table:style-name="ro1">
          <table:table-cell office:value-type="float" office:value="0.598908" calcext:value-type="float">
            <text:p>0.598908</text:p>
          </table:table-cell>
          <table:table-cell office:value-type="float" office:value="2.131563" calcext:value-type="float">
            <text:p>2.131563</text:p>
          </table:table-cell>
          <table:table-cell office:value-type="float" office:value="0.89" calcext:value-type="float">
            <text:p>0.89</text:p>
          </table:table-cell>
          <table:table-cell office:value-type="float" office:value="-1.279884" calcext:value-type="float">
            <text:p>-1.279884</text:p>
          </table:table-cell>
          <table:table-cell table:formula="of:=[.D126]-2*[.D127]+[.D128]" office:value-type="float" office:value="0.0000150000000000983" calcext:value-type="float">
            <text:p>0.000015</text:p>
          </table:table-cell>
          <table:table-cell table:number-columns-repeated="3"/>
        </table:table-row>
        <table:table-row table:style-name="ro1">
          <table:table-cell office:value-type="float" office:value="0.584544" calcext:value-type="float">
            <text:p>0.584544</text:p>
          </table:table-cell>
          <table:table-cell office:value-type="float" office:value="2.1486" calcext:value-type="float">
            <text:p>2.1486</text:p>
          </table:table-cell>
          <table:table-cell office:value-type="float" office:value="0.9" calcext:value-type="float">
            <text:p>0.9</text:p>
          </table:table-cell>
          <table:table-cell office:value-type="float" office:value="-1.280776" calcext:value-type="float">
            <text:p>-1.280776</text:p>
          </table:table-cell>
          <table:table-cell table:formula="of:=[.D127]-2*[.D128]+[.D129]" office:value-type="float" office:value="0.0000179999999998515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0.57018" calcext:value-type="float">
            <text:p>0.57018</text:p>
          </table:table-cell>
          <table:table-cell office:value-type="float" office:value="2.165636" calcext:value-type="float">
            <text:p>2.165636</text:p>
          </table:table-cell>
          <table:table-cell office:value-type="float" office:value="0.91" calcext:value-type="float">
            <text:p>0.91</text:p>
          </table:table-cell>
          <table:table-cell office:value-type="float" office:value="-1.28165" calcext:value-type="float">
            <text:p>-1.28165</text:p>
          </table:table-cell>
          <table:table-cell table:formula="of:=[.D128]-2*[.D129]+[.D130]" office:value-type="float" office:value="0.0000210000000000488" calcext:value-type="float">
            <text:p>0.000021</text:p>
          </table:table-cell>
          <table:table-cell table:number-columns-repeated="3"/>
        </table:table-row>
        <table:table-row table:style-name="ro1">
          <table:table-cell office:value-type="float" office:value="0.555816" calcext:value-type="float">
            <text:p>0.555816</text:p>
          </table:table-cell>
          <table:table-cell office:value-type="float" office:value="2.182673" calcext:value-type="float">
            <text:p>2.182673</text:p>
          </table:table-cell>
          <table:table-cell office:value-type="float" office:value="0.92" calcext:value-type="float">
            <text:p>0.92</text:p>
          </table:table-cell>
          <table:table-cell office:value-type="float" office:value="-1.282503" calcext:value-type="float">
            <text:p>-1.282503</text:p>
          </table:table-cell>
          <table:table-cell table:formula="of:=[.D129]-2*[.D130]+[.D131]" office:value-type="float" office:value="0.0000229999999998842" calcext:value-type="float">
            <text:p>0.000023</text:p>
          </table:table-cell>
          <table:table-cell table:number-columns-repeated="3"/>
        </table:table-row>
        <table:table-row table:style-name="ro1">
          <table:table-cell office:value-type="float" office:value="0.541452" calcext:value-type="float">
            <text:p>0.541452</text:p>
          </table:table-cell>
          <table:table-cell office:value-type="float" office:value="2.19971" calcext:value-type="float">
            <text:p>2.19971</text:p>
          </table:table-cell>
          <table:table-cell office:value-type="float" office:value="0.93" calcext:value-type="float">
            <text:p>0.93</text:p>
          </table:table-cell>
          <table:table-cell office:value-type="float" office:value="-1.283333" calcext:value-type="float">
            <text:p>-1.283333</text:p>
          </table:table-cell>
          <table:table-cell table:formula="of:=[.D130]-2*[.D131]+[.D132]" office:value-type="float" office:value="0.0000270000000002213" calcext:value-type="float">
            <text:p>0.000027</text:p>
          </table:table-cell>
          <table:table-cell table:number-columns-repeated="3"/>
        </table:table-row>
        <table:table-row table:style-name="ro1">
          <table:table-cell office:value-type="float" office:value="0.527088" calcext:value-type="float">
            <text:p>0.527088</text:p>
          </table:table-cell>
          <table:table-cell office:value-type="float" office:value="2.216747" calcext:value-type="float">
            <text:p>2.216747</text:p>
          </table:table-cell>
          <table:table-cell office:value-type="float" office:value="0.94" calcext:value-type="float">
            <text:p>0.94</text:p>
          </table:table-cell>
          <table:table-cell office:value-type="float" office:value="-1.284136" calcext:value-type="float">
            <text:p>-1.284136</text:p>
          </table:table-cell>
          <table:table-cell table:formula="of:=[.D131]-2*[.D132]+[.D133]" office:value-type="float" office:value="0.000027999999999917" calcext:value-type="float">
            <text:p>0.000028</text:p>
          </table:table-cell>
          <table:table-cell table:number-columns-repeated="3"/>
        </table:table-row>
        <table:table-row table:style-name="ro1">
          <table:table-cell office:value-type="float" office:value="0.512724" calcext:value-type="float">
            <text:p>0.512724</text:p>
          </table:table-cell>
          <table:table-cell office:value-type="float" office:value="2.233784" calcext:value-type="float">
            <text:p>2.233784</text:p>
          </table:table-cell>
          <table:table-cell office:value-type="float" office:value="0.95" calcext:value-type="float">
            <text:p>0.95</text:p>
          </table:table-cell>
          <table:table-cell office:value-type="float" office:value="-1.284911" calcext:value-type="float">
            <text:p>-1.284911</text:p>
          </table:table-cell>
          <table:table-cell table:formula="of:=[.D132]-2*[.D133]+[.D134]" office:value-type="float" office:value="0.0000339999999998675" calcext:value-type="float">
            <text:p>0.000034</text:p>
          </table:table-cell>
          <table:table-cell table:number-columns-repeated="3"/>
        </table:table-row>
        <table:table-row table:style-name="ro1">
          <table:table-cell office:value-type="float" office:value="0.498361" calcext:value-type="float">
            <text:p>0.498361</text:p>
          </table:table-cell>
          <table:table-cell office:value-type="float" office:value="2.250821" calcext:value-type="float">
            <text:p>2.250821</text:p>
          </table:table-cell>
          <table:table-cell office:value-type="float" office:value="0.96" calcext:value-type="float">
            <text:p>0.96</text:p>
          </table:table-cell>
          <table:table-cell office:value-type="float" office:value="-1.285652" calcext:value-type="float">
            <text:p>-1.285652</text:p>
          </table:table-cell>
          <table:table-cell table:formula="of:=[.D133]-2*[.D134]+[.D135]" office:value-type="float" office:value="0.000036000000000147" calcext:value-type="float">
            <text:p>0.000036</text:p>
          </table:table-cell>
          <table:table-cell table:number-columns-repeated="3"/>
        </table:table-row>
        <table:table-row table:style-name="ro1">
          <table:table-cell office:value-type="float" office:value="0.483997" calcext:value-type="float">
            <text:p>0.483997</text:p>
          </table:table-cell>
          <table:table-cell office:value-type="float" office:value="2.267858" calcext:value-type="float">
            <text:p>2.267858</text:p>
          </table:table-cell>
          <table:table-cell office:value-type="float" office:value="0.97" calcext:value-type="float">
            <text:p>0.97</text:p>
          </table:table-cell>
          <table:table-cell office:value-type="float" office:value="-1.286357" calcext:value-type="float">
            <text:p>-1.286357</text:p>
          </table:table-cell>
          <table:table-cell table:formula="of:=[.D134]-2*[.D135]+[.D136]" office:value-type="float" office:value="0.00004000000000004" calcext:value-type="float">
            <text:p>0.00004</text:p>
          </table:table-cell>
          <table:table-cell table:number-columns-repeated="3"/>
        </table:table-row>
        <table:table-row table:style-name="ro1">
          <table:table-cell office:value-type="float" office:value="0.469633" calcext:value-type="float">
            <text:p>0.469633</text:p>
          </table:table-cell>
          <table:table-cell office:value-type="float" office:value="2.284895" calcext:value-type="float">
            <text:p>2.284895</text:p>
          </table:table-cell>
          <table:table-cell office:value-type="float" office:value="0.98" calcext:value-type="float">
            <text:p>0.98</text:p>
          </table:table-cell>
          <table:table-cell office:value-type="float" office:value="-1.287022" calcext:value-type="float">
            <text:p>-1.287022</text:p>
          </table:table-cell>
          <table:table-cell table:formula="of:=[.D135]-2*[.D136]+[.D137]" office:value-type="float" office:value="0.0000439999999997109" calcext:value-type="float">
            <text:p>0.000044</text:p>
          </table:table-cell>
          <table:table-cell table:number-columns-repeated="3"/>
        </table:table-row>
        <table:table-row table:style-name="ro1">
          <table:table-cell office:value-type="float" office:value="0.455269" calcext:value-type="float">
            <text:p>0.455269</text:p>
          </table:table-cell>
          <table:table-cell office:value-type="float" office:value="2.301932" calcext:value-type="float">
            <text:p>2.301932</text:p>
          </table:table-cell>
          <table:table-cell office:value-type="float" office:value="0.99" calcext:value-type="float">
            <text:p>0.99</text:p>
          </table:table-cell>
          <table:table-cell office:value-type="float" office:value="-1.287643" calcext:value-type="float">
            <text:p>-1.287643</text:p>
          </table:table-cell>
          <table:table-cell table:formula="of:=[.D136]-2*[.D137]+[.D138]" office:value-type="float" office:value="0.0000490000000001878" calcext:value-type="float">
            <text:p>0.000049</text:p>
          </table:table-cell>
          <table:table-cell table:number-columns-repeated="3"/>
        </table:table-row>
        <table:table-row table:style-name="ro1">
          <table:table-cell office:value-type="float" office:value="0.440905" calcext:value-type="float">
            <text:p>0.440905</text:p>
          </table:table-cell>
          <table:table-cell office:value-type="float" office:value="2.318969" calcext:value-type="float">
            <text:p>2.318969</text:p>
          </table:table-cell>
          <table:table-cell office:value-type="float" office:value="1" calcext:value-type="float">
            <text:p>1</text:p>
          </table:table-cell>
          <table:table-cell office:value-type="float" office:value="-1.288215" calcext:value-type="float">
            <text:p>-1.288215</text:p>
          </table:table-cell>
          <table:table-cell table:formula="of:=[.D137]-2*[.D138]+[.D139]" office:value-type="float" office:value="0.000052000000000163" calcext:value-type="float">
            <text:p>0.000052</text:p>
          </table:table-cell>
          <table:table-cell table:number-columns-repeated="3"/>
        </table:table-row>
        <table:table-row table:style-name="ro1">
          <table:table-cell office:value-type="float" office:value="0.426541" calcext:value-type="float">
            <text:p>0.426541</text:p>
          </table:table-cell>
          <table:table-cell office:value-type="float" office:value="2.336006" calcext:value-type="float">
            <text:p>2.336006</text:p>
          </table:table-cell>
          <table:table-cell office:value-type="float" office:value="1.01" calcext:value-type="float">
            <text:p>1.01</text:p>
          </table:table-cell>
          <table:table-cell office:value-type="float" office:value="-1.288735" calcext:value-type="float">
            <text:p>-1.288735</text:p>
          </table:table-cell>
          <table:table-cell table:formula="of:=[.D138]-2*[.D139]+[.D140]" office:value-type="float" office:value="0.0000589999999998092" calcext:value-type="float">
            <text:p>0.000059</text:p>
          </table:table-cell>
          <table:table-cell table:number-columns-repeated="3"/>
        </table:table-row>
        <table:table-row table:style-name="ro1">
          <table:table-cell office:value-type="float" office:value="0.412177" calcext:value-type="float">
            <text:p>0.412177</text:p>
          </table:table-cell>
          <table:table-cell office:value-type="float" office:value="2.353043" calcext:value-type="float">
            <text:p>2.353043</text:p>
          </table:table-cell>
          <table:table-cell office:value-type="float" office:value="1.02" calcext:value-type="float">
            <text:p>1.02</text:p>
          </table:table-cell>
          <table:table-cell office:value-type="float" office:value="-1.289196" calcext:value-type="float">
            <text:p>-1.289196</text:p>
          </table:table-cell>
          <table:table-cell table:formula="of:=[.D139]-2*[.D140]+[.D141]" office:value-type="float" office:value="0.0000630000000001463" calcext:value-type="float">
            <text:p>0.000063</text:p>
          </table:table-cell>
          <table:table-cell table:number-columns-repeated="3"/>
        </table:table-row>
        <table:table-row table:style-name="ro1">
          <table:table-cell office:value-type="float" office:value="0.397813" calcext:value-type="float">
            <text:p>0.397813</text:p>
          </table:table-cell>
          <table:table-cell office:value-type="float" office:value="2.37008" calcext:value-type="float">
            <text:p>2.37008</text:p>
          </table:table-cell>
          <table:table-cell office:value-type="float" office:value="1.03" calcext:value-type="float">
            <text:p>1.03</text:p>
          </table:table-cell>
          <table:table-cell office:value-type="float" office:value="-1.289594" calcext:value-type="float">
            <text:p>-1.289594</text:p>
          </table:table-cell>
          <table:table-cell table:formula="of:=[.D140]-2*[.D141]+[.D142]" office:value-type="float" office:value="0.0000689999999998747" calcext:value-type="float">
            <text:p>0.000069</text:p>
          </table:table-cell>
          <table:table-cell table:number-columns-repeated="3"/>
        </table:table-row>
        <table:table-row table:style-name="ro1">
          <table:table-cell office:value-type="float" office:value="0.383449" calcext:value-type="float">
            <text:p>0.383449</text:p>
          </table:table-cell>
          <table:table-cell office:value-type="float" office:value="2.387117" calcext:value-type="float">
            <text:p>2.387117</text:p>
          </table:table-cell>
          <table:table-cell office:value-type="float" office:value="1.04" calcext:value-type="float">
            <text:p>1.04</text:p>
          </table:table-cell>
          <table:table-cell office:value-type="float" office:value="-1.289923" calcext:value-type="float">
            <text:p>-1.289923</text:p>
          </table:table-cell>
          <table:table-cell table:formula="of:=[.D141]-2*[.D142]+[.D143]" office:value-type="float" office:value="0.0000750000000000472" calcext:value-type="float">
            <text:p>0.000075</text:p>
          </table:table-cell>
          <table:table-cell table:number-columns-repeated="3"/>
        </table:table-row>
        <table:table-row table:style-name="ro1">
          <table:table-cell office:value-type="float" office:value="0.369086" calcext:value-type="float">
            <text:p>0.369086</text:p>
          </table:table-cell>
          <table:table-cell office:value-type="float" office:value="2.404154" calcext:value-type="float">
            <text:p>2.404154</text:p>
          </table:table-cell>
          <table:table-cell office:value-type="float" office:value="1.05" calcext:value-type="float">
            <text:p>1.05</text:p>
          </table:table-cell>
          <table:table-cell office:value-type="float" office:value="-1.290177" calcext:value-type="float">
            <text:p>-1.290177</text:p>
          </table:table-cell>
          <table:table-cell table:formula="of:=[.D142]-2*[.D143]+[.D144]" office:value-type="float" office:value="0.0000819999999999155" calcext:value-type="float">
            <text:p>0.000082</text:p>
          </table:table-cell>
          <table:table-cell table:number-columns-repeated="3"/>
        </table:table-row>
        <table:table-row table:style-name="ro1">
          <table:table-cell office:value-type="float" office:value="0.354722" calcext:value-type="float">
            <text:p>0.354722</text:p>
          </table:table-cell>
          <table:table-cell office:value-type="float" office:value="2.421191" calcext:value-type="float">
            <text:p>2.421191</text:p>
          </table:table-cell>
          <table:table-cell office:value-type="float" office:value="1.06" calcext:value-type="float">
            <text:p>1.06</text:p>
          </table:table-cell>
          <table:table-cell office:value-type="float" office:value="-1.290349" calcext:value-type="float">
            <text:p>-1.290349</text:p>
          </table:table-cell>
          <table:table-cell table:formula="of:=[.D143]-2*[.D144]+[.D145]" office:value-type="float" office:value="0.0000890000000000057" calcext:value-type="float">
            <text:p>0.000089</text:p>
          </table:table-cell>
          <table:table-cell table:number-columns-repeated="3"/>
        </table:table-row>
        <table:table-row table:style-name="ro1">
          <table:table-cell office:value-type="float" office:value="0.340358" calcext:value-type="float">
            <text:p>0.340358</text:p>
          </table:table-cell>
          <table:table-cell office:value-type="float" office:value="2.438228" calcext:value-type="float">
            <text:p>2.438228</text:p>
          </table:table-cell>
          <table:table-cell office:value-type="float" office:value="1.07" calcext:value-type="float">
            <text:p>1.07</text:p>
          </table:table-cell>
          <table:table-cell office:value-type="float" office:value="-1.290432" calcext:value-type="float">
            <text:p>-1.290432</text:p>
          </table:table-cell>
          <table:table-cell table:formula="of:=[.D144]-2*[.D145]+[.D146]" office:value-type="float" office:value="0.0000970000000000137" calcext:value-type="float">
            <text:p>0.000097</text:p>
          </table:table-cell>
          <table:table-cell table:number-columns-repeated="3"/>
        </table:table-row>
        <table:table-row table:style-name="ro1">
          <table:table-cell office:value-type="float" office:value="0.325994" calcext:value-type="float">
            <text:p>0.325994</text:p>
          </table:table-cell>
          <table:table-cell office:value-type="float" office:value="2.455265" calcext:value-type="float">
            <text:p>2.455265</text:p>
          </table:table-cell>
          <table:table-cell office:value-type="float" office:value="1.08" calcext:value-type="float">
            <text:p>1.08</text:p>
          </table:table-cell>
          <table:table-cell office:value-type="float" office:value="-1.290418" calcext:value-type="float">
            <text:p>-1.290418</text:p>
          </table:table-cell>
          <table:table-cell table:formula="of:=[.D145]-2*[.D146]+[.D147]" office:value-type="float" office:value="0.000106000000000162" calcext:value-type="float">
            <text:p>0.000106</text:p>
          </table:table-cell>
          <table:table-cell table:number-columns-repeated="3"/>
        </table:table-row>
        <table:table-row table:style-name="ro1">
          <table:table-cell office:value-type="float" office:value="0.31163" calcext:value-type="float">
            <text:p>0.31163</text:p>
          </table:table-cell>
          <table:table-cell office:value-type="float" office:value="2.472302" calcext:value-type="float">
            <text:p>2.472302</text:p>
          </table:table-cell>
          <table:table-cell office:value-type="float" office:value="1.09" calcext:value-type="float">
            <text:p>1.09</text:p>
          </table:table-cell>
          <table:table-cell office:value-type="float" office:value="-1.290298" calcext:value-type="float">
            <text:p>-1.290298</text:p>
          </table:table-cell>
          <table:table-cell table:formula="of:=[.D146]-2*[.D147]+[.D148]" office:value-type="float" office:value="0.000115999999999783" calcext:value-type="float">
            <text:p>0.000116</text:p>
          </table:table-cell>
          <table:table-cell table:number-columns-repeated="3"/>
        </table:table-row>
        <table:table-row table:style-name="ro1">
          <table:table-cell office:value-type="float" office:value="0.297266" calcext:value-type="float">
            <text:p>0.297266</text:p>
          </table:table-cell>
          <table:table-cell office:value-type="float" office:value="2.489339" calcext:value-type="float">
            <text:p>2.489339</text:p>
          </table:table-cell>
          <table:table-cell office:value-type="float" office:value="1.1" calcext:value-type="float">
            <text:p>1.1</text:p>
          </table:table-cell>
          <table:table-cell office:value-type="float" office:value="-1.290062" calcext:value-type="float">
            <text:p>-1.290062</text:p>
          </table:table-cell>
          <table:table-cell table:formula="of:=[.D147]-2*[.D148]+[.D149]" office:value-type="float" office:value="0.000124000000000235" calcext:value-type="float">
            <text:p>0.000124</text:p>
          </table:table-cell>
          <table:table-cell table:number-columns-repeated="3"/>
        </table:table-row>
        <table:table-row table:style-name="ro1">
          <table:table-cell office:value-type="float" office:value="0.282902" calcext:value-type="float">
            <text:p>0.282902</text:p>
          </table:table-cell>
          <table:table-cell office:value-type="float" office:value="2.506375" calcext:value-type="float">
            <text:p>2.506375</text:p>
          </table:table-cell>
          <table:table-cell office:value-type="float" office:value="1.11" calcext:value-type="float">
            <text:p>1.11</text:p>
          </table:table-cell>
          <table:table-cell office:value-type="float" office:value="-1.289702" calcext:value-type="float">
            <text:p>-1.289702</text:p>
          </table:table-cell>
          <table:table-cell table:formula="of:=[.D148]-2*[.D149]+[.D150]" office:value-type="float" office:value="0.000137999999999749" calcext:value-type="float">
            <text:p>0.000138</text:p>
          </table:table-cell>
          <table:table-cell table:number-columns-repeated="3"/>
        </table:table-row>
        <table:table-row table:style-name="ro1">
          <table:table-cell office:value-type="float" office:value="0.268538" calcext:value-type="float">
            <text:p>0.268538</text:p>
          </table:table-cell>
          <table:table-cell office:value-type="float" office:value="2.523412" calcext:value-type="float">
            <text:p>2.523412</text:p>
          </table:table-cell>
          <table:table-cell office:value-type="float" office:value="1.12" calcext:value-type="float">
            <text:p>1.12</text:p>
          </table:table-cell>
          <table:table-cell office:value-type="float" office:value="-1.289204" calcext:value-type="float">
            <text:p>-1.289204</text:p>
          </table:table-cell>
          <table:table-cell table:formula="of:=[.D149]-2*[.D150]+[.D151]" office:value-type="float" office:value="0.000150000000000095" calcext:value-type="float">
            <text:p>0.00015</text:p>
          </table:table-cell>
          <table:table-cell table:number-columns-repeated="3"/>
        </table:table-row>
        <table:table-row table:style-name="ro1">
          <table:table-cell office:value-type="float" office:value="0.254174" calcext:value-type="float">
            <text:p>0.254174</text:p>
          </table:table-cell>
          <table:table-cell office:value-type="float" office:value="2.540449" calcext:value-type="float">
            <text:p>2.540449</text:p>
          </table:table-cell>
          <table:table-cell office:value-type="float" office:value="1.13" calcext:value-type="float">
            <text:p>1.13</text:p>
          </table:table-cell>
          <table:table-cell office:value-type="float" office:value="-1.288556" calcext:value-type="float">
            <text:p>-1.288556</text:p>
          </table:table-cell>
          <table:table-cell table:formula="of:=[.D150]-2*[.D151]+[.D152]" office:value-type="float" office:value="0.000164000000000053" calcext:value-type="float">
            <text:p>0.000164</text:p>
          </table:table-cell>
          <table:table-cell table:number-columns-repeated="3"/>
        </table:table-row>
        <table:table-row table:style-name="ro1">
          <table:table-cell office:value-type="float" office:value="0.239811" calcext:value-type="float">
            <text:p>0.239811</text:p>
          </table:table-cell>
          <table:table-cell office:value-type="float" office:value="2.557486" calcext:value-type="float">
            <text:p>2.557486</text:p>
          </table:table-cell>
          <table:table-cell office:value-type="float" office:value="1.14" calcext:value-type="float">
            <text:p>1.14</text:p>
          </table:table-cell>
          <table:table-cell office:value-type="float" office:value="-1.287744" calcext:value-type="float">
            <text:p>-1.287744</text:p>
          </table:table-cell>
          <table:table-cell table:formula="of:=[.D151]-2*[.D152]+[.D153]" office:value-type="float" office:value="0.000180000000000069" calcext:value-type="float">
            <text:p>0.00018</text:p>
          </table:table-cell>
          <table:table-cell table:number-columns-repeated="3"/>
        </table:table-row>
        <table:table-row table:style-name="ro1">
          <table:table-cell office:value-type="float" office:value="0.225447" calcext:value-type="float">
            <text:p>0.225447</text:p>
          </table:table-cell>
          <table:table-cell office:value-type="float" office:value="2.574523" calcext:value-type="float">
            <text:p>2.574523</text:p>
          </table:table-cell>
          <table:table-cell office:value-type="float" office:value="1.15" calcext:value-type="float">
            <text:p>1.15</text:p>
          </table:table-cell>
          <table:table-cell office:value-type="float" office:value="-1.286752" calcext:value-type="float">
            <text:p>-1.286752</text:p>
          </table:table-cell>
          <table:table-cell table:formula="of:=[.D152]-2*[.D153]+[.D154]" office:value-type="float" office:value="0.000197999999999698" calcext:value-type="float">
            <text:p>0.000198</text:p>
          </table:table-cell>
          <table:table-cell table:number-columns-repeated="3"/>
        </table:table-row>
        <table:table-row table:style-name="ro1">
          <table:table-cell office:value-type="float" office:value="0.211083" calcext:value-type="float">
            <text:p>0.211083</text:p>
          </table:table-cell>
          <table:table-cell office:value-type="float" office:value="2.59156" calcext:value-type="float">
            <text:p>2.59156</text:p>
          </table:table-cell>
          <table:table-cell office:value-type="float" office:value="1.16" calcext:value-type="float">
            <text:p>1.16</text:p>
          </table:table-cell>
          <table:table-cell office:value-type="float" office:value="-1.285562" calcext:value-type="float">
            <text:p>-1.285562</text:p>
          </table:table-cell>
          <table:table-cell table:formula="of:=[.D153]-2*[.D154]+[.D155]" office:value-type="float" office:value="0.000219000000000413" calcext:value-type="float">
            <text:p>0.000219</text:p>
          </table:table-cell>
          <table:table-cell table:number-columns-repeated="3"/>
        </table:table-row>
        <table:table-row table:style-name="ro1">
          <table:table-cell office:value-type="float" office:value="0.196719" calcext:value-type="float">
            <text:p>0.196719</text:p>
          </table:table-cell>
          <table:table-cell office:value-type="float" office:value="2.608597" calcext:value-type="float">
            <text:p>2.608597</text:p>
          </table:table-cell>
          <table:table-cell office:value-type="float" office:value="1.17" calcext:value-type="float">
            <text:p>1.17</text:p>
          </table:table-cell>
          <table:table-cell office:value-type="float" office:value="-1.284153" calcext:value-type="float">
            <text:p>-1.284153</text:p>
          </table:table-cell>
          <table:table-cell table:formula="of:=[.D154]-2*[.D155]+[.D156]" office:value-type="float" office:value="0.000241999999999631" calcext:value-type="float">
            <text:p>0.000242</text:p>
          </table:table-cell>
          <table:table-cell table:number-columns-repeated="3"/>
        </table:table-row>
        <table:table-row table:style-name="ro1">
          <table:table-cell office:value-type="float" office:value="0.182355" calcext:value-type="float">
            <text:p>0.182355</text:p>
          </table:table-cell>
          <table:table-cell office:value-type="float" office:value="2.625634" calcext:value-type="float">
            <text:p>2.625634</text:p>
          </table:table-cell>
          <table:table-cell office:value-type="float" office:value="1.18" calcext:value-type="float">
            <text:p>1.18</text:p>
          </table:table-cell>
          <table:table-cell office:value-type="float" office:value="-1.282502" calcext:value-type="float">
            <text:p>-1.282502</text:p>
          </table:table-cell>
          <table:table-cell table:formula="of:=[.D155]-2*[.D156]+[.D157]" office:value-type="float" office:value="0.000270000000000215" calcext:value-type="float">
            <text:p>0.00027</text:p>
          </table:table-cell>
          <table:table-cell table:number-columns-repeated="3"/>
        </table:table-row>
        <table:table-row table:style-name="ro1">
          <table:table-cell office:value-type="float" office:value="0.167991" calcext:value-type="float">
            <text:p>0.167991</text:p>
          </table:table-cell>
          <table:table-cell office:value-type="float" office:value="2.642671" calcext:value-type="float">
            <text:p>2.642671</text:p>
          </table:table-cell>
          <table:table-cell office:value-type="float" office:value="1.19" calcext:value-type="float">
            <text:p>1.19</text:p>
          </table:table-cell>
          <table:table-cell office:value-type="float" office:value="-1.280581" calcext:value-type="float">
            <text:p>-1.280581</text:p>
          </table:table-cell>
          <table:table-cell table:formula="of:=[.D156]-2*[.D157]+[.D158]" office:value-type="float" office:value="0.000302000000000024" calcext:value-type="float">
            <text:p>0.000302</text:p>
          </table:table-cell>
          <table:table-cell table:number-columns-repeated="3"/>
        </table:table-row>
        <table:table-row table:style-name="ro1">
          <table:table-cell office:value-type="float" office:value="0.153627" calcext:value-type="float">
            <text:p>0.153627</text:p>
          </table:table-cell>
          <table:table-cell office:value-type="float" office:value="2.659708" calcext:value-type="float">
            <text:p>2.659708</text:p>
          </table:table-cell>
          <table:table-cell office:value-type="float" office:value="1.2" calcext:value-type="float">
            <text:p>1.2</text:p>
          </table:table-cell>
          <table:table-cell office:value-type="float" office:value="-1.278358" calcext:value-type="float">
            <text:p>-1.278358</text:p>
          </table:table-cell>
          <table:table-cell table:formula="of:=[.D157]-2*[.D158]+[.D159]" office:value-type="float" office:value="0.000338999999999867" calcext:value-type="float">
            <text:p>0.000339</text:p>
          </table:table-cell>
          <table:table-cell table:number-columns-repeated="3"/>
        </table:table-row>
        <table:table-row table:style-name="ro1">
          <table:table-cell office:value-type="float" office:value="0.139263" calcext:value-type="float">
            <text:p>0.139263</text:p>
          </table:table-cell>
          <table:table-cell office:value-type="float" office:value="2.676745" calcext:value-type="float">
            <text:p>2.676745</text:p>
          </table:table-cell>
          <table:table-cell office:value-type="float" office:value="1.21" calcext:value-type="float">
            <text:p>1.21</text:p>
          </table:table-cell>
          <table:table-cell office:value-type="float" office:value="-1.275796" calcext:value-type="float">
            <text:p>-1.275796</text:p>
          </table:table-cell>
          <table:table-cell table:formula="of:=[.D158]-2*[.D159]+[.D160]" office:value-type="float" office:value="0.000386999999999915" calcext:value-type="float">
            <text:p>0.000387</text:p>
          </table:table-cell>
          <table:table-cell table:number-columns-repeated="3"/>
        </table:table-row>
        <table:table-row table:style-name="ro1">
          <table:table-cell office:value-type="float" office:value="0.124899" calcext:value-type="float">
            <text:p>0.124899</text:p>
          </table:table-cell>
          <table:table-cell office:value-type="float" office:value="2.693782" calcext:value-type="float">
            <text:p>2.693782</text:p>
          </table:table-cell>
          <table:table-cell office:value-type="float" office:value="1.22" calcext:value-type="float">
            <text:p>1.22</text:p>
          </table:table-cell>
          <table:table-cell office:value-type="float" office:value="-1.272847" calcext:value-type="float">
            <text:p>-1.272847</text:p>
          </table:table-cell>
          <table:table-cell table:formula="of:=[.D159]-2*[.D160]+[.D161]" office:value-type="float" office:value="0.000443000000000193" calcext:value-type="float">
            <text:p>0.000443</text:p>
          </table:table-cell>
          <table:table-cell table:number-columns-repeated="3"/>
        </table:table-row>
        <table:table-row table:style-name="ro1">
          <table:table-cell office:value-type="float" office:value="0.110536" calcext:value-type="float">
            <text:p>0.110536</text:p>
          </table:table-cell>
          <table:table-cell office:value-type="float" office:value="2.710819" calcext:value-type="float">
            <text:p>2.710819</text:p>
          </table:table-cell>
          <table:table-cell office:value-type="float" office:value="1.23" calcext:value-type="float">
            <text:p>1.23</text:p>
          </table:table-cell>
          <table:table-cell office:value-type="float" office:value="-1.269455" calcext:value-type="float">
            <text:p>-1.269455</text:p>
          </table:table-cell>
          <table:table-cell table:formula="of:=[.D160]-2*[.D161]+[.D162]" office:value-type="float" office:value="0.000515000000000043" calcext:value-type="float">
            <text:p>0.000515</text:p>
          </table:table-cell>
          <table:table-cell table:number-columns-repeated="3"/>
        </table:table-row>
        <table:table-row table:style-name="ro1">
          <table:table-cell office:value-type="float" office:value="0.096172" calcext:value-type="float">
            <text:p>0.096172</text:p>
          </table:table-cell>
          <table:table-cell office:value-type="float" office:value="2.727856" calcext:value-type="float">
            <text:p>2.727856</text:p>
          </table:table-cell>
          <table:table-cell office:value-type="float" office:value="1.24" calcext:value-type="float">
            <text:p>1.24</text:p>
          </table:table-cell>
          <table:table-cell office:value-type="float" office:value="-1.265548" calcext:value-type="float">
            <text:p>-1.265548</text:p>
          </table:table-cell>
          <table:table-cell table:formula="of:=[.D161]-2*[.D162]+[.D163]" office:value-type="float" office:value="0.00060799999999972" calcext:value-type="float">
            <text:p>0.000608</text:p>
          </table:table-cell>
          <table:table-cell table:number-columns-repeated="3"/>
        </table:table-row>
        <table:table-row table:style-name="ro1">
          <table:table-cell office:value-type="float" office:value="0.081808" calcext:value-type="float">
            <text:p>0.081808</text:p>
          </table:table-cell>
          <table:table-cell office:value-type="float" office:value="2.744893" calcext:value-type="float">
            <text:p>2.744893</text:p>
          </table:table-cell>
          <table:table-cell office:value-type="float" office:value="1.25" calcext:value-type="float">
            <text:p>1.25</text:p>
          </table:table-cell>
          <table:table-cell office:value-type="float" office:value="-1.261033" calcext:value-type="float">
            <text:p>-1.261033</text:p>
          </table:table-cell>
          <table:table-cell table:formula="of:=[.D162]-2*[.D163]+[.D164]" office:value-type="float" office:value="0.000736000000000292" calcext:value-type="float">
            <text:p>0.000736</text:p>
          </table:table-cell>
          <table:table-cell table:number-columns-repeated="3"/>
        </table:table-row>
        <table:table-row table:style-name="ro1">
          <table:table-cell office:value-type="float" office:value="0.067444" calcext:value-type="float">
            <text:p>0.067444</text:p>
          </table:table-cell>
          <table:table-cell office:value-type="float" office:value="2.76193" calcext:value-type="float">
            <text:p>2.76193</text:p>
          </table:table-cell>
          <table:table-cell office:value-type="float" office:value="1.26" calcext:value-type="float">
            <text:p>1.26</text:p>
          </table:table-cell>
          <table:table-cell office:value-type="float" office:value="-1.255782" calcext:value-type="float">
            <text:p>-1.255782</text:p>
          </table:table-cell>
          <table:table-cell table:formula="of:=[.D163]-2*[.D164]+[.D165]" office:value-type="float" office:value="0.000917999999999752" calcext:value-type="float">
            <text:p>0.000918</text:p>
          </table:table-cell>
          <table:table-cell table:number-columns-repeated="3"/>
        </table:table-row>
        <table:table-row table:style-name="ro1">
          <table:table-cell office:value-type="float" office:value="0.05308" calcext:value-type="float">
            <text:p>0.05308</text:p>
          </table:table-cell>
          <table:table-cell office:value-type="float" office:value="2.778967" calcext:value-type="float">
            <text:p>2.778967</text:p>
          </table:table-cell>
          <table:table-cell office:value-type="float" office:value="1.27" calcext:value-type="float">
            <text:p>1.27</text:p>
          </table:table-cell>
          <table:table-cell office:value-type="float" office:value="-1.249613" calcext:value-type="float">
            <text:p>-1.249613</text:p>
          </table:table-cell>
          <table:table-cell table:formula="of:=[.D164]-2*[.D165]+[.D166]" office:value-type="float" office:value="0.00120200000000015" calcext:value-type="float">
            <text:p>0.001202</text:p>
          </table:table-cell>
          <table:table-cell table:number-columns-repeated="3"/>
        </table:table-row>
        <table:table-row table:style-name="ro1">
          <table:table-cell office:value-type="float" office:value="0.038716" calcext:value-type="float">
            <text:p>0.038716</text:p>
          </table:table-cell>
          <table:table-cell office:value-type="float" office:value="2.796004" calcext:value-type="float">
            <text:p>2.796004</text:p>
          </table:table-cell>
          <table:table-cell office:value-type="float" office:value="1.28" calcext:value-type="float">
            <text:p>1.28</text:p>
          </table:table-cell>
          <table:table-cell office:value-type="float" office:value="-1.242242" calcext:value-type="float">
            <text:p>-1.242242</text:p>
          </table:table-cell>
          <table:table-cell table:formula="of:=[.D165]-2*[.D166]+[.D167]" office:value-type="float" office:value="0.00170899999999996" calcext:value-type="float">
            <text:p>0.001709</text:p>
          </table:table-cell>
          <table:table-cell table:number-columns-repeated="3"/>
        </table:table-row>
        <table:table-row table:style-name="ro1">
          <table:table-cell office:value-type="float" office:value="0.024352" calcext:value-type="float">
            <text:p>0.024352</text:p>
          </table:table-cell>
          <table:table-cell office:value-type="float" office:value="2.813041" calcext:value-type="float">
            <text:p>2.813041</text:p>
          </table:table-cell>
          <table:table-cell office:value-type="float" office:value="1.29" calcext:value-type="float">
            <text:p>1.29</text:p>
          </table:table-cell>
          <table:table-cell office:value-type="float" office:value="-1.233162" calcext:value-type="float">
            <text:p>-1.233162</text:p>
          </table:table-cell>
          <table:table-cell table:formula="of:=[.D166]-2*[.D167]+[.D168]" office:value-type="float" office:value="0.00290600000000008" calcext:value-type="float">
            <text:p>0.002906</text:p>
          </table:table-cell>
          <table:table-cell table:number-columns-repeated="3"/>
        </table:table-row>
        <table:table-row table:style-name="ro1">
          <table:table-cell office:value-type="float" office:value="0.009988" calcext:value-type="float">
            <text:p>0.009988</text:p>
          </table:table-cell>
          <table:table-cell office:value-type="float" office:value="2.830078" calcext:value-type="float">
            <text:p>2.830078</text:p>
          </table:table-cell>
          <table:table-cell office:value-type="float" office:value="1.3" calcext:value-type="float">
            <text:p>1.3</text:p>
          </table:table-cell>
          <table:table-cell office:value-type="float" office:value="-1.221176" calcext:value-type="float">
            <text:p>-1.2211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8:32:43.655204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k Kent</meta:initial-creator>
    <meta:creation-date>2018-02-03T17:44:03.840052680</meta:creation-date>
    <dc:date>2018-02-03T18:35:46.690838264</dc:date>
    <dc:creator>Clark Kent</dc:creator>
    <meta:editing-duration>PT1M20S</meta:editing-duration>
    <meta:editing-cycles>3</meta:editing-cycles>
    <meta:generator>LibreOffice/4.2.8.2$Linux_X86_64 LibreOffice_project/420m0$Build-2</meta:generator>
    <meta:document-statistic meta:table-count="1" meta:cell-count="844" meta:object-count="0"/>
  </office:meta>
</office:document-meta>
</file>